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2" style:family="table-column">
      <style:table-column-properties fo:break-before="auto" style:column-width="1.5752in"/>
    </style:style>
    <style:style style:name="co3" style:family="table-column">
      <style:table-column-properties fo:break-before="auto" style:column-width="1.1161in"/>
    </style:style>
    <style:style style:name="co4" style:family="table-column">
      <style:table-column-properties fo:break-before="auto" style:column-width="1.0945in"/>
    </style:style>
    <style:style style:name="co5" style:family="table-column">
      <style:table-column-properties fo:break-before="auto" style:column-width="1.7366in"/>
    </style:style>
    <style:style style:name="co6" style:family="table-column">
      <style:table-column-properties fo:break-before="auto" style:column-width="2.8291in"/>
    </style:style>
    <style:style style:name="co9" style:family="table-column">
      <style:table-column-properties fo:break-before="auto" style:column-width="1.2583in"/>
    </style:style>
    <style:style style:name="co10" style:family="table-column">
      <style:table-column-properties fo:break-before="auto" style:column-width="0.9634in"/>
    </style:style>
    <style:style style:name="co11" style:family="table-column">
      <style:table-column-properties fo:break-before="auto" style:column-width="6.9244in"/>
    </style:style>
    <style:style style:name="co12" style:family="table-column">
      <style:table-column-properties fo:break-before="auto" style:column-width="3.0102in"/>
    </style:style>
    <style:style style:name="co13" style:family="table-column">
      <style:table-column-properties fo:break-before="auto" style:column-width="2.6217in"/>
    </style:style>
    <style:style style:name="co14"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11" style:family="table-row">
      <style:table-row-properties style:row-height="0.6839in" fo:break-before="auto" style:use-optimal-row-height="true"/>
    </style:style>
    <style:style style:name="ro4" style:family="table-row">
      <style:table-row-properties style:row-height="0.8492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0.8862in" fo:break-before="auto" style:use-optimal-row-height="true"/>
    </style:style>
    <style:style style:name="ro15" style:family="table-row">
      <style:table-row-properties style:row-height="1.0154in" fo:break-before="auto" style:use-optimal-row-height="true"/>
    </style:style>
    <style:style style:name="ro16" style:family="table-row">
      <style:table-row-properties style:row-height="2.0102in" fo:break-before="auto" style:use-optimal-row-height="true"/>
    </style:style>
    <style:style style:name="ro17" style:family="table-row">
      <style:table-row-properties style:row-height="2.0957in" fo:break-before="auto" style:use-optimal-row-height="true"/>
    </style:style>
    <style:style style:name="ro18" style:family="table-row">
      <style:table-row-properties style:row-height="1.4047in" fo:break-before="auto" style:use-optimal-row-height="true"/>
    </style:style>
    <style:style style:name="ro19" style:family="table-row">
      <style:table-row-properties style:row-height="1.5772in" fo:break-before="auto" style:use-optimal-row-height="true"/>
    </style:style>
    <style:style style:name="ro5" style:family="table-row">
      <style:table-row-properties style:row-height="0.5283in" fo:break-before="auto" style:use-optimal-row-height="false"/>
    </style:style>
    <style:style style:name="ro6" style:family="table-row">
      <style:table-row-properties style:row-height="0.1783in" fo:break-before="auto" style:use-optimal-row-height="true"/>
    </style:style>
    <style:style style:name="ro8" style:family="table-row">
      <style:table-row-properties style:row-height="0.4783in" fo:break-before="auto" style:use-optimal-row-height="true"/>
    </style:style>
    <style:style style:name="ro10" style:family="table-row">
      <style:table-row-properties style:row-height="0.8492in" fo:break-before="auto" style:use-optimal-row-height="true"/>
    </style:style>
    <style:style style:name="ro24" style:family="table-row">
      <style:table-row-properties style:row-height="1.1811in" fo:break-before="auto" style:use-optimal-row-height="true"/>
    </style:style>
    <style:style style:name="ro25" style:family="table-row">
      <style:table-row-properties style:row-height="1.5134in" fo:break-before="auto" style:use-optimal-row-height="true"/>
    </style:style>
    <style:style style:name="ro26" style:family="table-row">
      <style:table-row-properties style:row-height="0.352in" fo:break-before="auto" style:use-optimal-row-height="true"/>
    </style:style>
    <style:style style:name="ro27" style:family="table-row">
      <style:table-row-properties style:row-height="3.1717in" fo:break-before="auto" style:use-optimal-row-height="true"/>
    </style:style>
    <style:style style:name="ro28" style:family="table-row">
      <style:table-row-properties style:row-height="0.3681in" fo:break-before="auto" style:use-optimal-row-height="true"/>
    </style:style>
    <style:style style:name="ro29" style:family="table-row">
      <style:table-row-properties style:row-height="0.5409in" fo:break-before="auto" style:use-optimal-row-height="true"/>
    </style:style>
    <style:style style:name="ro30" style:family="table-row">
      <style:table-row-properties style:row-height="0.195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3" style:family="table-cell" style:parent-style-name="Default" style:data-style-name="N37"/>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data-style-name="N37">
      <style:table-cell-properties fo:wrap-option="wrap"/>
    </style:style>
    <style:style style:name="T1" style:family="text">
      <style:text-properties style:text-position="super 58%"/>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4">
          <table:table-cell office:value-type="string">
            <text:p>Clypsis</text:p>
          </table:table-cell>
          <table:table-cell office:value-type="string">
            <text:p>Roger Zelazny</text:p>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5">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6">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5">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1">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12">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4">
          <table:table-cell office:value-type="string">
            <text:p>Everything But the Squeal</text:p>
          </table:table-cell>
          <table:table-cell/>
          <table:table-cell office:value-type="string">
            <text:p>Super Nebula</text:p>
          </table:table-cell>
          <table:table-cell table:number-columns-repeated="2" table:style-name="ce3" office:value-type="date" office:date-value="2017-11-06">
            <text:p>11/06/17</text:p>
          </table:table-cell>
          <table:table-cell office:value-type="string">
            <text:p>Set in the future, tells the story of a lazy boy that gets a job as a pig farmer and somehow thwarts a terrorist plot. </text:p>
          </table:table-cell>
          <table:table-cell office:value-type="string">
            <text:p>I actually really liked this book, even though when you really look at it, the plot is pretty silly. </text:p>
          </table:table-cell>
        </table:table-row>
        <table:table-row table:style-name="ro12">
          <table:table-cell office:value-type="string">
            <text:p>Wishing Season</text:p>
          </table:table-cell>
          <table:table-cell/>
          <table:table-cell office:value-type="string">
            <text:p>Stranger Creatures</text:p>
          </table:table-cell>
          <table:table-cell table:style-name="ce3" office:value-type="date" office:date-value="2017-11-08">
            <text:p>11/08/17</text:p>
          </table:table-cell>
          <table:table-cell table:style-name="ce3" office:value-type="date" office:date-value="2017-11-09">
            <text:p>11/09/17</text:p>
          </table:table-cell>
          <table:table-cell office:value-type="string">
            <text:p>A genie gets tricked by a human into giving him infinite wishes. </text:p>
          </table:table-cell>
          <table:table-cell office:value-type="string">
            <text:p>A very fun read. Very imaginative and entertaining. Of course, having cats in the story helps. </text:p>
          </table:table-cell>
        </table:table-row>
        <table:table-row table:style-name="ro17">
          <table:table-cell office:value-type="string">
            <text:p>Across a Billion Years</text:p>
          </table:table-cell>
          <table:table-cell office:value-type="string">
            <text:p>Robert Silverberg</text:p>
          </table:table-cell>
          <table:table-cell office:value-type="string">
            <text:p>Adventures in Science Fiction</text:p>
          </table:table-cell>
          <table:table-cell table:style-name="ce3" office:value-type="date" office:date-value="2018-01-17">
            <text:p>01/17/18</text:p>
          </table:table-cell>
          <table:table-cell table:style-name="ce6" office:value-type="date" office:date-value="2018-01-19">
            <text:p>01/19/18</text:p>
          </table:table-cell>
          <table:table-cell table:style-name="ce6" office:value-type="string">
            <text:p>A futuristic archeologist group travels to a newly discovered planet, only to find the beginning of a trail of discoveries leading to new information about the galaxy's oldest race. </text:p>
          </table:table-cell>
          <table:table-cell office:value-type="string">
            <text:p>Very surprisingly amazing. I enjoyed every single moment of this book, and really liked the way it was written. Normally it is difficult to pay attention to these e-books since I listen to them through Text to Speech, but this one was very easy to follow and was very good at grabbing my attention. It made me care very much about the characters and it made me look <text:s/>forward to the discoveries that they were making. Definitely one of the best Science Fiction books that I have ever read. </text:p>
          </table:table-cell>
        </table:table-row>
        <table:table-row table:style-name="ro18">
          <table:table-cell office:value-type="string">
            <text:p>Pitfall</text:p>
          </table:table-cell>
          <table:table-cell office:value-type="string">
            <text:p>Roger Zelazny</text:p>
          </table:table-cell>
          <table:table-cell office:value-type="string">
            <text:p>Stranger Creatures</text:p>
          </table:table-cell>
          <table:table-cell table:style-name="ce3" office:value-type="date" office:date-value="2018-01-09">
            <text:p>01/09/18</text:p>
          </table:table-cell>
          <table:table-cell table:style-name="ce3" office:value-type="date" office:date-value="2018-01-11">
            <text:p>01/11/18</text:p>
          </table:table-cell>
          <table:table-cell office:value-type="string">
            <text:p>Mike Murray continues his journey to becoming a racer on the Clypsis system. A crash puts his friend Twyla's life in danger, and he is blamed for the whole thing. </text:p>
          </table:table-cell>
          <table:table-cell office:value-type="string">
            <text:p>Pitfall was not better or worse than Clypsis, maybe a little worse because it did not have quite the same sense of adventure as the first installment did. I did appreciate that it added some more depth to the characters, but overall the story wasn't super exciting. </text:p>
          </table:table-cell>
        </table:table-row>
        <table:table-row table:style-name="ro19">
          <table:table-cell office:value-type="string">
            <text:p>The Web</text:p>
          </table:table-cell>
          <table:table-cell office:value-type="string">
            <text:p>Roger Zelazny</text:p>
          </table:table-cell>
          <table:table-cell office:value-type="string">
            <text:p>Stranger Creatures</text:p>
          </table:table-cell>
          <table:table-cell table:style-name="ce3" office:value-type="date" office:date-value="2018-01-11">
            <text:p>01/11/18</text:p>
          </table:table-cell>
          <table:table-cell table:style-name="ce3" office:value-type="date" office:date-value="2018-01-17">
            <text:p>01/17/18</text:p>
          </table:table-cell>
          <table:table-cell office:value-type="string">
            <text:p>The final book in the Alien Speedway series. Mike is being hunted, and must figure out who is hunting him. </text:p>
          </table:table-cell>
          <table:table-cell office:value-type="string">
            <text:p>The final book in the series was a bit hard to follow. I feel like there were characters in this book that I should have remembered but didn't. I appreciated that they took the story to other places this time, but even so it didn't feel as adventurous as the first book. This one was better than Pitfall, but not as good as Clypsis.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1">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1">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1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style-name="ce3" office:value-type="date" office:date-value="2017-11-02">
            <text:p>11/02/17</text:p>
          </table:table-cell>
          <table:table-cell office:value-type="string">
            <text:p>Half spy novel, half history textbook. </text:p>
          </table:table-cell>
          <table:table-cell office:value-type="string">
            <text:p>The spy novel parts were really good, butt he history parts were very dry. It might be worth taking the time to read eventually, but I couldn't bring myself to do it now. </text:p>
          </table:table-cell>
        </table:table-row>
        <table:table-row table:style-name="ro1">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1">
          <table:table-cell office:value-type="string">
            <text:p>Deathbird Stories</text:p>
          </table:table-cell>
          <table:table-cell/>
          <table:table-cell office:value-type="string">
            <text:p>Super Nebula</text:p>
          </table:table-cell>
          <table:table-cell table:number-columns-repeated="2" table:style-name="ce3" office:value-type="date" office:date-value="2017-11-07">
            <text:p>11/07/17</text:p>
          </table:table-cell>
          <table:table-cell table:number-columns-repeated="2"/>
        </table:table-row>
        <table:table-row table:style-name="ro1">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style-name="ce3" office:value-type="date" office:date-value="2017-11-06">
            <text:p>11/06/17</text:p>
          </table:table-cell>
          <table:table-cell table:number-columns-repeated="2"/>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12">
          <table:table-cell office:value-type="string">
            <text:p>The Dungeon Vol. 1</text:p>
          </table:table-cell>
          <table:table-cell/>
          <table:table-cell office:value-type="string">
            <text:p>Stranger Creatures</text:p>
          </table:table-cell>
          <table:table-cell table:style-name="ce3" office:value-type="date" office:date-value="2017-11-09">
            <text:p>11/09/17</text:p>
          </table:table-cell>
          <table:table-cell table:style-name="ce3" office:value-type="date" office:date-value="2017-11-15">
            <text:p>11/15/17</text:p>
          </table:table-cell>
          <table:table-cell office:value-type="string">
            <text:p>A story about a man looking for his brother. </text:p>
          </table:table-cell>
          <table:table-cell office:value-type="string">
            <text:p>I couldn't tell if this was a period novel or science fiction book, either way I couldn't get into it. </text:p>
          </table:table-cell>
        </table:table-row>
        <table:table-row table:style-name="ro8">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1">
          <table:table-cell office:value-type="string">
            <text:p>A Choice of Treasons</text:p>
          </table:table-cell>
          <table:table-cell office:value-type="string">
            <text:p>J.L. Doty</text:p>
          </table:table-cell>
          <table:table-cell office:value-type="string">
            <text:p>Adventures in Science Fiction</text:p>
          </table:table-cell>
          <table:table-cell table:number-columns-repeated="4"/>
        </table:table-row>
        <table:table-row table:style-name="ro1">
          <table:table-cell office:value-type="string">
            <text:p>All My Sins Remembered</text:p>
          </table:table-cell>
          <table:table-cell office:value-type="string">
            <text:p>Joe Halderman</text:p>
          </table:table-cell>
          <table:table-cell office:value-type="string">
            <text:p>Adventures in Science Fiction</text:p>
          </table:table-cell>
          <table:table-cell table:number-columns-repeated="4"/>
        </table:table-row>
        <table:table-row table:style-name="ro1">
          <table:table-cell office:value-type="string">
            <text:p>Blackcollar</text:p>
          </table:table-cell>
          <table:table-cell office:value-type="string">
            <text:p>Timothy Zahn</text:p>
          </table:table-cell>
          <table:table-cell office:value-type="string">
            <text:p>Adventures in Science Fiction</text:p>
          </table:table-cell>
          <table:table-cell table:number-columns-repeated="4"/>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number-columns-repeated="4"/>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number-columns-repeated="4"/>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number-columns-repeated="4"/>
        </table:table-row>
        <table:table-row table:style-name="ro6">
          <table:table-cell office:value-type="string">
            <text:p>Expendable</text:p>
          </table:table-cell>
          <table:table-cell office:value-type="string">
            <text:p>James Alan Gardner</text:p>
          </table:table-cell>
          <table:table-cell office:value-type="string">
            <text:p>Adventures in Science Fiction</text:p>
          </table:table-cell>
          <table:table-cell table:number-columns-repeated="4"/>
        </table:table-row>
        <table:table-row table:style-name="ro1">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1">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1">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1">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1">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1">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1">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1">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1">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1">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1">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1">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1">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1">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1">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1">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1">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1">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1">
          <table:table-cell office:value-type="string">
            <text:p>Make: AVR Programming</text:p>
          </table:table-cell>
          <table:table-cell/>
          <table:table-cell office:value-type="string">
            <text:p>Arduino and Raspberry Pi</text:p>
          </table:table-cell>
          <table:table-cell table:number-columns-repeated="4"/>
        </table:table-row>
        <table:table-row table:style-name="ro1">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1">
          <table:table-cell office:value-type="string">
            <text:p>Make: Bluetooth</text:p>
          </table:table-cell>
          <table:table-cell/>
          <table:table-cell office:value-type="string">
            <text:p>Arduino and Raspberry Pi</text:p>
          </table:table-cell>
          <table:table-cell table:number-columns-repeated="4"/>
        </table:table-row>
        <table:table-row table:style-name="ro1">
          <table:table-cell office:value-type="string">
            <text:p>Make: FPGAs</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1">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1">
          <table:table-cell office:value-type="string">
            <text:p>Make: Magazine, Volume 38</text:p>
          </table:table-cell>
          <table:table-cell/>
          <table:table-cell office:value-type="string">
            <text:p>Arduino and Raspberry Pi</text:p>
          </table:table-cell>
          <table:table-cell table:number-columns-repeated="4"/>
        </table:table-row>
        <table:table-row table:style-name="ro1">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1">
          <table:table-cell office:value-type="string">
            <text:p>Make: Sensors</text:p>
          </table:table-cell>
          <table:table-cell/>
          <table:table-cell office:value-type="string">
            <text:p>Arduino and Raspberry Pi</text:p>
          </table:table-cell>
          <table:table-cell table:number-columns-repeated="4"/>
        </table:table-row>
        <table:table-row table:style-name="ro1">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1">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1">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1">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1">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1">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1">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1">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1">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1">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1">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1">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1">
          <table:table-cell office:value-type="string">
            <text:p>Getting Started with Kubernetes</text:p>
          </table:table-cell>
          <table:table-cell/>
          <table:table-cell office:value-type="string">
            <text:p>Cloud Computing</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1">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1">
          <table:table-cell office:value-type="string">
            <text:p>Mastering OpenStack</text:p>
          </table:table-cell>
          <table:table-cell/>
          <table:table-cell office:value-type="string">
            <text:p>Cloud Computing</text:p>
          </table:table-cell>
          <table:table-cell table:number-columns-repeated="4"/>
        </table:table-row>
        <table:table-row table:style-name="ro1">
          <table:table-cell office:value-type="string">
            <text:p>Microservices with Azure</text:p>
          </table:table-cell>
          <table:table-cell/>
          <table:table-cell office:value-type="string">
            <text:p>Cloud Computing</text:p>
          </table:table-cell>
          <table:table-cell table:number-columns-repeated="4"/>
        </table:table-row>
        <table:table-row table:style-name="ro1">
          <table:table-cell office:value-type="string">
            <text:p>OpenStack for Architects</text:p>
          </table:table-cell>
          <table:table-cell/>
          <table:table-cell office:value-type="string">
            <text:p>Cloud Computing</text:p>
          </table:table-cell>
          <table:table-cell table:number-columns-repeated="4"/>
        </table:table-row>
        <table:table-row table:style-name="ro1">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1">
          <table:table-cell office:value-type="string">
            <text:p>CEH v9</text:p>
          </table:table-cell>
          <table:table-cell/>
          <table:table-cell office:value-type="string">
            <text:p>Cybersecurity</text:p>
          </table:table-cell>
          <table:table-cell table:number-columns-repeated="4"/>
        </table:table-row>
        <table:table-row table:style-name="ro1">
          <table:table-cell office:value-type="string">
            <text:p>Cryptography Engineering</text:p>
          </table:table-cell>
          <table:table-cell/>
          <table:table-cell office:value-type="string">
            <text:p>Cybersecurity</text:p>
          </table:table-cell>
          <table:table-cell table:number-columns-repeated="4"/>
        </table:table-row>
        <table:table-row table:style-name="ro1">
          <table:table-cell office:value-type="string">
            <text:p>Malware Analyst's Cookbook and DVD</text:p>
          </table:table-cell>
          <table:table-cell/>
          <table:table-cell office:value-type="string">
            <text:p>Cybersecurity</text:p>
          </table:table-cell>
          <table:table-cell table:number-columns-repeated="4"/>
        </table:table-row>
        <table:table-row table:style-name="ro1">
          <table:table-cell office:value-type="string">
            <text:p>Practical Reverse Engineering</text:p>
          </table:table-cell>
          <table:table-cell/>
          <table:table-cell office:value-type="string">
            <text:p>Cybersecurity</text:p>
          </table:table-cell>
          <table:table-cell table:number-columns-repeated="4"/>
        </table:table-row>
        <table:table-row table:style-name="ro1">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1">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1">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1">
          <table:table-cell office:value-type="string">
            <text:p>The Art of Memory Forensics</text:p>
          </table:table-cell>
          <table:table-cell/>
          <table:table-cell office:value-type="string">
            <text:p>Cybersecurity</text:p>
          </table:table-cell>
          <table:table-cell table:number-columns-repeated="4"/>
        </table:table-row>
        <table:table-row table:style-name="ro1">
          <table:table-cell office:value-type="string">
            <text:p>The Shellcoder's Handbook</text:p>
          </table:table-cell>
          <table:table-cell/>
          <table:table-cell office:value-type="string">
            <text:p>Cybersecurity</text:p>
          </table:table-cell>
          <table:table-cell table:number-columns-repeated="4"/>
        </table:table-row>
        <table:table-row table:style-name="ro1">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1">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1">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1">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6">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1">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1">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1">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1">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1">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1">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1">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1">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1">
          <table:table-cell office:value-type="string">
            <text:p>iOS Application Security</text:p>
          </table:table-cell>
          <table:table-cell/>
          <table:table-cell office:value-type="string">
            <text:p>Hacking Reloaded</text:p>
          </table:table-cell>
          <table:table-cell table:number-columns-repeated="4"/>
        </table:table-row>
        <table:table-row table:style-name="ro1">
          <table:table-cell office:value-type="string">
            <text:p>Metasploit</text:p>
          </table:table-cell>
          <table:table-cell/>
          <table:table-cell office:value-type="string">
            <text:p>Hacking Reloaded</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1">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1">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1">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1">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1">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1">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1">
          <table:table-cell office:value-type="string">
            <text:p>Mardock Scramble</text:p>
          </table:table-cell>
          <table:table-cell/>
          <table:table-cell office:value-type="string">
            <text:p>Haikasoru</text:p>
          </table:table-cell>
          <table:table-cell table:number-columns-repeated="4"/>
        </table:table-row>
        <table:table-row table:style-name="ro1">
          <table:table-cell office:value-type="string">
            <text:p>MM9</text:p>
          </table:table-cell>
          <table:table-cell/>
          <table:table-cell office:value-type="string">
            <text:p>Haikasoru</text:p>
          </table:table-cell>
          <table:table-cell table:number-columns-repeated="4"/>
        </table:table-row>
        <table:table-row table:style-name="ro1">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1">
          <table:table-cell office:value-type="string">
            <text:p>Red Girls: The Legend of the Akakuchibas</text:p>
          </table:table-cell>
          <table:table-cell/>
          <table:table-cell office:value-type="string">
            <text:p>Haikasoru</text:p>
          </table:table-cell>
          <table:table-cell table:number-columns-repeated="4"/>
        </table:table-row>
        <table:table-row table:style-name="ro1">
          <table:table-cell office:value-type="string">
            <text:p>Saiensu Fikushon</text:p>
          </table:table-cell>
          <table:table-cell/>
          <table:table-cell office:value-type="string">
            <text:p>Haikasoru</text:p>
          </table:table-cell>
          <table:table-cell table:number-columns-repeated="4"/>
        </table:table-row>
        <table:table-row table:style-name="ro1">
          <table:table-cell office:value-type="string">
            <text:p>Self-Reference ENGINE</text:p>
          </table:table-cell>
          <table:table-cell/>
          <table:table-cell office:value-type="string">
            <text:p>Haikasoru</text:p>
          </table:table-cell>
          <table:table-cell table:number-columns-repeated="4"/>
        </table:table-row>
        <table:table-row table:style-name="ro1">
          <table:table-cell office:value-type="string">
            <text:p>The Book of Heroes</text:p>
          </table:table-cell>
          <table:table-cell/>
          <table:table-cell office:value-type="string">
            <text:p>Haikasoru</text:p>
          </table:table-cell>
          <table:table-cell table:number-columns-repeated="4"/>
        </table:table-row>
        <table:table-row table:style-name="ro1">
          <table:table-cell office:value-type="string">
            <text:p>The Cage of Zeus</text:p>
          </table:table-cell>
          <table:table-cell/>
          <table:table-cell office:value-type="string">
            <text:p>Haikasoru</text:p>
          </table:table-cell>
          <table:table-cell table:number-columns-repeated="4"/>
        </table:table-row>
        <table:table-row table:style-name="ro1">
          <table:table-cell office:value-type="string">
            <text:p>The Ouroboros Wave</text:p>
          </table:table-cell>
          <table:table-cell/>
          <table:table-cell office:value-type="string">
            <text:p>Haikasoru</text:p>
          </table:table-cell>
          <table:table-cell table:number-columns-repeated="4"/>
        </table:table-row>
        <table:table-row table:style-name="ro1">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1">
          <table:table-cell office:value-type="string">
            <text:p>Yukikaze</text:p>
          </table:table-cell>
          <table:table-cell/>
          <table:table-cell office:value-type="string">
            <text:p>Haikasoru</text:p>
          </table:table-cell>
          <table:table-cell table:number-columns-repeated="4"/>
        </table:table-row>
        <table:table-row table:style-name="ro1">
          <table:table-cell office:value-type="string">
            <text:p>Arduino and Kinect Projects</text:p>
          </table:table-cell>
          <table:table-cell/>
          <table:table-cell office:value-type="string">
            <text:p>LEGO Mindstorms</text:p>
          </table:table-cell>
          <table:table-cell table:number-columns-repeated="4"/>
        </table:table-row>
        <table:table-row table:style-name="ro1">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1">
          <table:table-cell office:value-type="string">
            <text:p>Arduino Projects</text:p>
          </table:table-cell>
          <table:table-cell/>
          <table:table-cell office:value-type="string">
            <text:p>LEGO Mindstorms</text:p>
          </table:table-cell>
          <table:table-cell table:number-columns-repeated="4"/>
        </table:table-row>
        <table:table-row table:style-name="ro1">
          <table:table-cell office:value-type="string">
            <text:p>Beginning Arduino Programming</text:p>
          </table:table-cell>
          <table:table-cell/>
          <table:table-cell office:value-type="string">
            <text:p>LEGO Mindstorms</text:p>
          </table:table-cell>
          <table:table-cell table:number-columns-repeated="4"/>
        </table:table-row>
        <table:table-row table:style-name="ro1">
          <table:table-cell office:value-type="string">
            <text:p>Beginning C for Arduino</text:p>
          </table:table-cell>
          <table:table-cell/>
          <table:table-cell office:value-type="string">
            <text:p>LEGO Mindstorms</text:p>
          </table:table-cell>
          <table:table-cell table:number-columns-repeated="4"/>
        </table:table-row>
        <table:table-row table:style-name="ro1">
          <table:table-cell office:value-type="string">
            <text:p>Beginning LEGO Mindstorms EV3</text:p>
          </table:table-cell>
          <table:table-cell/>
          <table:table-cell office:value-type="string">
            <text:p>LEGO Mindstorms</text:p>
          </table:table-cell>
          <table:table-cell table:number-columns-repeated="4"/>
        </table:table-row>
        <table:table-row table:style-name="ro1">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1">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1">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1">
          <table:table-cell office:value-type="string">
            <text:p>Learn Electronics with Raspberry Pi</text:p>
          </table:table-cell>
          <table:table-cell/>
          <table:table-cell office:value-type="string">
            <text:p>LEGO Mindstorms</text:p>
          </table:table-cell>
          <table:table-cell table:number-columns-repeated="4"/>
        </table:table-row>
        <table:table-row table:style-name="ro1">
          <table:table-cell office:value-type="string">
            <text:p>LEGO Minstorms EV3</text:p>
          </table:table-cell>
          <table:table-cell/>
          <table:table-cell office:value-type="string">
            <text:p>LEGO Mindstorms</text:p>
          </table:table-cell>
          <table:table-cell table:number-columns-repeated="4"/>
        </table:table-row>
        <table:table-row table:style-name="ro1">
          <table:table-cell office:value-type="string">
            <text:p>LEGO Technic Robotics</text:p>
          </table:table-cell>
          <table:table-cell/>
          <table:table-cell office:value-type="string">
            <text:p>LEGO Mindstorms</text:p>
          </table:table-cell>
          <table:table-cell table:number-columns-repeated="4"/>
        </table:table-row>
        <table:table-row table:style-name="ro1">
          <table:table-cell office:value-type="string">
            <text:p>Practical LEGO Techniques</text:p>
          </table:table-cell>
          <table:table-cell/>
          <table:table-cell office:value-type="string">
            <text:p>LEGO Mindstorms</text:p>
          </table:table-cell>
          <table:table-cell table:number-columns-repeated="4"/>
        </table:table-row>
        <table:table-row table:style-name="ro1">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1">
          <table:table-cell office:value-type="string">
            <text:p>Wining Designs 2017</text:p>
          </table:table-cell>
          <table:table-cell/>
          <table:table-cell office:value-type="string">
            <text:p>LEGO Mindstorms</text:p>
          </table:table-cell>
          <table:table-cell table:number-columns-repeated="4"/>
        </table:table-row>
        <table:table-row table:style-name="ro1">
          <table:table-cell office:value-type="string">
            <text:p>Winning LEGO Mindstorms Programming</text:p>
          </table:table-cell>
          <table:table-cell/>
          <table:table-cell office:value-type="string">
            <text:p>LEGO Mindstorms</text:p>
          </table:table-cell>
          <table:table-cell table:number-columns-repeated="4"/>
        </table:table-row>
        <table:table-row table:style-name="ro1">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1">
          <table:table-cell office:value-type="string">
            <text:p>Introducing Linux Distros</text:p>
          </table:table-cell>
          <table:table-cell/>
          <table:table-cell office:value-type="string">
            <text:p>Linux and Open Source</text:p>
          </table:table-cell>
          <table:table-cell table:number-columns-repeated="4"/>
        </table:table-row>
        <table:table-row table:style-name="ro1">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1">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1">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A Cruel Wind</text:p>
          </table:table-cell>
          <table:table-cell office:value-type="string">
            <text:p>Glen Cook</text:p>
          </table:table-cell>
          <table:table-cell office:value-type="string">
            <text:p>Multi Genre Fiction</text:p>
          </table:table-cell>
          <table:table-cell table:number-columns-repeated="4"/>
        </table:table-row>
        <table:table-row table:style-name="ro1">
          <table:table-cell office:value-type="string">
            <text:p>Best Horror of the Year Volume 1</text:p>
          </table:table-cell>
          <table:table-cell office:value-type="string">
            <text:p>Ellen Datlow</text:p>
          </table:table-cell>
          <table:table-cell office:value-type="string">
            <text:p>Multi Genre Fiction</text:p>
          </table:table-cell>
          <table:table-cell table:number-columns-repeated="4"/>
        </table:table-row>
        <table:table-row table:style-name="ro6">
          <table:table-cell office:value-type="string">
            <text:p>Best Science Fiction of the Year Volume 2</text:p>
          </table:table-cell>
          <table:table-cell office:value-type="string">
            <text:p>Neil Clarke</text:p>
          </table:table-cell>
          <table:table-cell office:value-type="string">
            <text:p>Multi Genre Fiction</text:p>
          </table:table-cell>
          <table:table-cell table:number-columns-repeated="4"/>
        </table:table-row>
        <table:table-row table:style-name="ro1">
          <table:table-cell office:value-type="string">
            <text:p>Beyond the Woods</text:p>
          </table:table-cell>
          <table:table-cell office:value-type="string">
            <text:p>Paula Guran</text:p>
          </table:table-cell>
          <table:table-cell office:value-type="string">
            <text:p>Multi Genre Fiction</text:p>
          </table:table-cell>
          <table:table-cell table:number-columns-repeated="4"/>
        </table:table-row>
        <table:table-row table:style-name="ro1">
          <table:table-cell office:value-type="string">
            <text:p>Book of Cthulu 2 </text:p>
          </table:table-cell>
          <table:table-cell office:value-type="string">
            <text:p>Ross Lockhart</text:p>
          </table:table-cell>
          <table:table-cell office:value-type="string">
            <text:p>Multi Genre Fiction</text:p>
          </table:table-cell>
          <table:table-cell table:number-columns-repeated="4"/>
        </table:table-row>
        <table:table-row table:style-name="ro6">
          <table:table-cell office:value-type="string">
            <text:p>Brave New Worlds Second Edition</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Entropy in Bloom</text:p>
          </table:table-cell>
          <table:table-cell office:value-type="string">
            <text:p>Jeremy Robert Johnson</text:p>
          </table:table-cell>
          <table:table-cell office:value-type="string">
            <text:p>Multi Genre Fiction</text:p>
          </table:table-cell>
          <table:table-cell table:number-columns-repeated="4"/>
        </table:table-row>
        <table:table-row table:style-name="ro1">
          <table:table-cell office:value-type="string">
            <text:p>Field of Fantasies</text:p>
          </table:table-cell>
          <table:table-cell office:value-type="string">
            <text:p>Rick Wilber</text:p>
          </table:table-cell>
          <table:table-cell office:value-type="string">
            <text:p>Multi Genre Fiction</text:p>
          </table:table-cell>
          <table:table-cell table:number-columns-repeated="4"/>
        </table:table-row>
        <table:table-row table:style-name="ro6">
          <table:table-cell office:value-type="string">
            <text:p>Galactic Empires</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Hitchers</text:p>
          </table:table-cell>
          <table:table-cell office:value-type="string">
            <text:p>Will McIntosh</text:p>
          </table:table-cell>
          <table:table-cell office:value-type="string">
            <text:p>Multi Genre Fiction</text:p>
          </table:table-cell>
          <table:table-cell table:number-columns-repeated="4"/>
        </table:table-row>
        <table:table-row table:style-name="ro1">
          <table:table-cell office:value-type="string">
            <text:p>I Am Providence</text:p>
          </table:table-cell>
          <table:table-cell office:value-type="string">
            <text:p>Nick Mamatas</text:p>
          </table:table-cell>
          <table:table-cell office:value-type="string">
            <text:p>Multi Genre Fiction</text:p>
          </table:table-cell>
          <table:table-cell table:number-columns-repeated="4"/>
        </table:table-row>
        <table:table-row table:style-name="ro6">
          <table:table-cell office:value-type="string">
            <text:p>Just One Damned Thing After Another</text:p>
          </table:table-cell>
          <table:table-cell office:value-type="string">
            <text:p>Jodi Taylor</text:p>
          </table:table-cell>
          <table:table-cell office:value-type="string">
            <text:p>Multi Genre Fiction</text:p>
          </table:table-cell>
          <table:table-cell table:number-columns-repeated="4"/>
        </table:table-row>
        <table:table-row table:style-name="ro6">
          <table:table-cell office:value-type="string">
            <text:p>Other Worlds Than These</text:p>
          </table:table-cell>
          <table:table-cell office:value-type="string">
            <text:p>John Joseph Adams</text:p>
          </table:table-cell>
          <table:table-cell office:value-type="string">
            <text:p>Multi Genre Fiction</text:p>
          </table:table-cell>
          <table:table-cell table:number-columns-repeated="4"/>
        </table:table-row>
        <table:table-row table:style-name="ro1">
          <table:table-cell office:value-type="string">
            <text:p>Pump Six and Other Stories</text:p>
          </table:table-cell>
          <table:table-cell office:value-type="string">
            <text:p>Paolo Bacigalupi</text:p>
          </table:table-cell>
          <table:table-cell office:value-type="string">
            <text:p>Multi Genre Fiction</text:p>
          </table:table-cell>
          <table:table-cell table:number-columns-repeated="4"/>
        </table:table-row>
        <table:table-row table:style-name="ro1">
          <table:table-cell office:value-type="string">
            <text:p>Reanimatrix</text:p>
          </table:table-cell>
          <table:table-cell office:value-type="string">
            <text:p>Pete Rawlik</text:p>
          </table:table-cell>
          <table:table-cell office:value-type="string">
            <text:p>Multi Genre Fiction</text:p>
          </table:table-cell>
          <table:table-cell table:number-columns-repeated="4"/>
        </table:table-row>
        <table:table-row table:style-name="ro1">
          <table:table-cell office:value-type="string">
            <text:p>Scourge of the Betrayer</text:p>
          </table:table-cell>
          <table:table-cell office:value-type="string">
            <text:p>Jeff Salyards</text:p>
          </table:table-cell>
          <table:table-cell office:value-type="string">
            <text:p>Multi Genre Fiction</text:p>
          </table:table-cell>
          <table:table-cell table:number-columns-repeated="4"/>
        </table:table-row>
        <table:table-row table:style-name="ro1">
          <table:table-cell office:value-type="string">
            <text:p>Southern Gods</text:p>
          </table:table-cell>
          <table:table-cell office:value-type="string">
            <text:p>John Hornor Jacobs</text:p>
          </table:table-cell>
          <table:table-cell office:value-type="string">
            <text:p>Multi Genre Fiction</text:p>
          </table:table-cell>
          <table:table-cell table:number-columns-repeated="4"/>
        </table:table-row>
        <table:table-row table:style-name="ro6">
          <table:table-cell office:value-type="string">
            <text:p>The Daedalus Incident</text:p>
          </table:table-cell>
          <table:table-cell office:value-type="string">
            <text:p>Michael Martinez</text:p>
          </table:table-cell>
          <table:table-cell office:value-type="string">
            <text:p>Multi Genre Fiction</text:p>
          </table:table-cell>
          <table:table-cell table:number-columns-repeated="4"/>
        </table:table-row>
        <table:table-row table:style-name="ro6">
          <table:table-cell office:value-type="string">
            <text:p>The Edge of Worlds</text:p>
          </table:table-cell>
          <table:table-cell office:value-type="string">
            <text:p>Martha Wells</text:p>
          </table:table-cell>
          <table:table-cell office:value-type="string">
            <text:p>Multi Genre Fiction</text:p>
          </table:table-cell>
          <table:table-cell table:number-columns-repeated="4"/>
        </table:table-row>
        <table:table-row table:style-name="ro1">
          <table:table-cell office:value-type="string">
            <text:p>Witches be Crazy</text:p>
          </table:table-cell>
          <table:table-cell office:value-type="string">
            <text:p>Logan Hunder</text:p>
          </table:table-cell>
          <table:table-cell office:value-type="string">
            <text:p>Multi Genre Fiction</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1">
          <table:table-cell office:value-type="string">
            <text:p>Born of Elven Blood</text:p>
          </table:table-cell>
          <table:table-cell/>
          <table:table-cell office:value-type="string">
            <text:p>Stranger Creatures</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1">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1">
          <table:table-cell office:value-type="string">
            <text:p>Kabu, Kabu</text:p>
          </table:table-cell>
          <table:table-cell/>
          <table:table-cell office:value-type="string">
            <text:p>Super Nebula</text:p>
          </table:table-cell>
          <table:table-cell table:number-columns-repeated="4"/>
        </table:table-row>
        <table:table-row table:style-name="ro1">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1">
          <table:table-cell office:value-type="string">
            <text:p>Ssister Emily's Lightship</text:p>
          </table:table-cell>
          <table:table-cell/>
          <table:table-cell office:value-type="string">
            <text:p>Super Nebula</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1">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1">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1">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1">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1">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1">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1">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1">
          <table:table-cell office:value-type="string">
            <text:p>Lex and Yacc</text:p>
          </table:table-cell>
          <table:table-cell/>
          <table:table-cell office:value-type="string">
            <text:p>Unix</text:p>
          </table:table-cell>
          <table:table-cell table:number-columns-repeated="4"/>
        </table:table-row>
        <table:table-row table:style-name="ro1">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1">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1">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1">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1">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1">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1">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1">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1">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28 Days of Clean Eating</text:p>
          </table:table-cell>
          <table:table-cell/>
          <table:table-cell office:value-type="string">
            <text:p>Work It Out</text:p>
          </table:table-cell>
          <table:table-cell table:number-columns-repeated="4"/>
        </table:table-row>
        <table:table-row table:style-name="ro1">
          <table:table-cell office:value-type="string">
            <text:p>Bodyweight Strength Training</text:p>
          </table:table-cell>
          <table:table-cell/>
          <table:table-cell office:value-type="string">
            <text:p>Work It Out</text:p>
          </table:table-cell>
          <table:table-cell table:number-columns-repeated="4"/>
        </table:table-row>
        <table:table-row table:style-name="ro6">
          <table:table-cell office:value-type="string">
            <text:p>Nutrition Facts</text:p>
          </table:table-cell>
          <table:table-cell/>
          <table:table-cell office:value-type="string">
            <text:p>Work It Out</text:p>
          </table:table-cell>
          <table:table-cell table:number-columns-repeated="4"/>
        </table:table-row>
        <table:table-row table:style-name="ro1">
          <table:table-cell office:value-type="string">
            <text:p>Paleo For Beginners</text:p>
          </table:table-cell>
          <table:table-cell/>
          <table:table-cell office:value-type="string">
            <text:p>Work It Out</text:p>
          </table:table-cell>
          <table:table-cell table:number-columns-repeated="4"/>
        </table:table-row>
        <table:table-row table:style-name="ro1">
          <table:table-cell office:value-type="string">
            <text:p>Paleo in 28: 4 weeks, 5 ingredients, 130 Recipes</text:p>
          </table:table-cell>
          <table:table-cell/>
          <table:table-cell office:value-type="string">
            <text:p>Work It Out</text:p>
          </table:table-cell>
          <table:table-cell table:number-columns-repeated="4"/>
        </table:table-row>
        <table:table-row table:style-name="ro6">
          <table:table-cell office:value-type="string">
            <text:p>Real World Mindfulness for Beginners</text:p>
          </table:table-cell>
          <table:table-cell/>
          <table:table-cell office:value-type="string">
            <text:p>Work It Out</text:p>
          </table:table-cell>
          <table:table-cell table:number-columns-repeated="4"/>
        </table:table-row>
        <table:table-row table:style-name="ro6">
          <table:table-cell office:value-type="string">
            <text:p>Retrain Your Brain</text:p>
          </table:table-cell>
          <table:table-cell/>
          <table:table-cell office:value-type="string">
            <text:p>Work It Out</text:p>
          </table:table-cell>
          <table:table-cell table:number-columns-repeated="4"/>
        </table:table-row>
        <table:table-row table:style-name="ro6">
          <table:table-cell office:value-type="string">
            <text:p>Running Your First Marathon</text:p>
          </table:table-cell>
          <table:table-cell/>
          <table:table-cell office:value-type="string">
            <text:p>Work It Out</text:p>
          </table:table-cell>
          <table:table-cell table:number-columns-repeated="4"/>
        </table:table-row>
        <table:table-row table:style-name="ro6">
          <table:table-cell office:value-type="string">
            <text:p>Stretching to Stay Young</text:p>
          </table:table-cell>
          <table:table-cell/>
          <table:table-cell office:value-type="string">
            <text:p>Work It Out</text:p>
          </table:table-cell>
          <table:table-cell table:number-columns-repeated="4"/>
        </table:table-row>
        <table:table-row table:style-name="ro6">
          <table:table-cell office:value-type="string">
            <text:p>The 21 Day Healthy Smoothie Plan</text:p>
          </table:table-cell>
          <table:table-cell/>
          <table:table-cell office:value-type="string">
            <text:p>Work It Out</text:p>
          </table:table-cell>
          <table:table-cell table:number-columns-repeated="4"/>
        </table:table-row>
        <table:table-row table:style-name="ro1">
          <table:table-cell office:value-type="string">
            <text:p>The Big 15 Ketogenic Diet Cookbook </text:p>
          </table:table-cell>
          <table:table-cell/>
          <table:table-cell office:value-type="string">
            <text:p>Work It Out</text:p>
          </table:table-cell>
          <table:table-cell table:number-columns-repeated="4"/>
        </table:table-row>
        <table:table-row table:style-name="ro1">
          <table:table-cell office:value-type="string">
            <text:p>The Big 15 Paleo Cookbook</text:p>
          </table:table-cell>
          <table:table-cell/>
          <table:table-cell office:value-type="string">
            <text:p>Work It Out</text:p>
          </table:table-cell>
          <table:table-cell table:number-columns-repeated="4"/>
        </table:table-row>
        <table:table-row table:style-name="ro1">
          <table:table-cell office:value-type="string">
            <text:p>The Complete Ketogenic Diet for Beginners</text:p>
          </table:table-cell>
          <table:table-cell/>
          <table:table-cell office:value-type="string">
            <text:p>Work It Out</text:p>
          </table:table-cell>
          <table:table-cell table:number-columns-repeated="4"/>
        </table:table-row>
        <table:table-row table:style-name="ro1">
          <table:table-cell office:value-type="string">
            <text:p>The Easy 5-Ingredient Ketogenic Diet Cookbook</text:p>
          </table:table-cell>
          <table:table-cell/>
          <table:table-cell office:value-type="string">
            <text:p>Work It Out</text:p>
          </table:table-cell>
          <table:table-cell table:number-columns-repeated="4"/>
        </table:table-row>
        <table:table-row table:style-name="ro1">
          <table:table-cell office:value-type="string">
            <text:p>The Esquire Guide to Bodyweight Training </text:p>
          </table:table-cell>
          <table:table-cell/>
          <table:table-cell office:value-type="string">
            <text:p>Work It Out</text:p>
          </table:table-cell>
          <table:table-cell table:number-columns-repeated="4"/>
        </table:table-row>
        <table:table-row table:style-name="ro6">
          <table:table-cell office:value-type="string">
            <text:p>The Pain-Free Posture Handbook</text:p>
          </table:table-cell>
          <table:table-cell/>
          <table:table-cell office:value-type="string">
            <text:p>Work It Out</text:p>
          </table:table-cell>
          <table:table-cell table:number-columns-repeated="4"/>
        </table:table-row>
        <table:table-row table:style-name="ro6">
          <table:table-cell office:value-type="string">
            <text:p>The Ultimate Bodybuilding Cookbook</text:p>
          </table:table-cell>
          <table:table-cell/>
          <table:table-cell office:value-type="string">
            <text:p>Work It Out</text:p>
          </table:table-cell>
          <table:table-cell table:number-columns-repeated="4"/>
        </table:table-row>
        <table:table-row table:style-name="ro6">
          <table:table-cell office:value-type="string">
            <text:p>Yoga Body and Mind Handbook </text:p>
          </table:table-cell>
          <table:table-cell/>
          <table:table-cell office:value-type="string">
            <text:p>Work It Out</text:p>
          </table:table-cell>
          <table:table-cell table:number-columns-repeated="4"/>
        </table:table-row>
        <table:table-row table:style-name="ro6">
          <table:table-cell office:value-type="string">
            <text:p>Yoga For Beginners</text:p>
          </table:table-cell>
          <table:table-cell/>
          <table:table-cell office:value-type="string">
            <text:p>Work It Out</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1">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1">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1">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1">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1">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1">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1">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The Anxiety Workbook</text:p>
          </table:table-cell>
          <table:table-cell table:number-columns-repeated="6"/>
        </table:table-row>
        <table:table-row table:style-name="ro6" table:number-rows-repeated="1048179">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3" table:default-cell-style-name="ce5"/>
        <table:table-column table:style-name="co6" table:default-cell-style-name="ce5"/>
        <table:table-column table:style-name="co14"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11">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4">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11">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4">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4">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1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12">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24">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25">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15">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12">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1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13">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24">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24">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15">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11">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13">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4">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11">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15">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12">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15">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11">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4">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12">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12">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4">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6">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1">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15">
          <table:table-cell office:value-type="string">
            <text:p>Coraline</text:p>
          </table:table-cell>
          <table:table-cell office:value-type="string">
            <text:p>Neil Gaiman</text:p>
          </table:table-cell>
          <table:table-cell table:style-name="ce3" office:value-type="date" office:date-value="2017-10-28">
            <text:p>10/28/17</text:p>
          </table:table-cell>
          <table:table-cell table:style-name="ce3" office:value-type="date" office:date-value="2017-11-04">
            <text:p>11/04/17</text:p>
          </table:table-cell>
          <table:table-cell office:value-type="string">
            <text:p>A ghost story about a girl that has moved into a new house. </text:p>
          </table:table-cell>
          <table:table-cell office:value-type="string">
            <text:p>Absolutely fantastic! I loved the movie and the book was even better. The book holds extra significance because I finished it while camping for our 4<text:span text:style-name="T1">th</text:span> wedding anniversary. It was cool and a little creepy finishing the book out in a dark campsite. </text:p>
          </table:table-cell>
          <table:table-cell/>
        </table:table-row>
        <table:table-row table:style-name="ro25">
          <table:table-cell office:value-type="string">
            <text:p>Eragon</text:p>
          </table:table-cell>
          <table:table-cell office:value-type="string">
            <text:p>Christopher Paolini</text:p>
          </table:table-cell>
          <table:table-cell table:style-name="ce3" office:value-type="date" office:date-value="2017-11-04">
            <text:p>11/04/17</text:p>
          </table:table-cell>
          <table:table-cell table:style-name="ce3" office:value-type="date" office:date-value="2017-11-09">
            <text:p>11/09/17</text:p>
          </table:table-cell>
          <table:table-cell office:value-type="string">
            <text:p>A boy finds a dragon egg, and is led on an adventure, of course. </text:p>
          </table:table-cell>
          <table:table-cell office:value-type="string">
            <text:p>I read this book while I was in middle school, and it was bittersweet to reread it with a new perspective. I'm glad I got to start it during our fourth wedding anniversary camping. I was surprised at how much of the book I remembered, and also at the very corny parts that I was able to overlook when I was younger. I really look forward to actually continuing the series now.</text:p>
          </table:table-cell>
          <table:table-cell/>
        </table:table-row>
        <table:table-row table:style-name="ro15">
          <table:table-cell office:value-type="string">
            <text:p>The Thief Lord</text:p>
          </table:table-cell>
          <table:table-cell office:value-type="string">
            <text:p>Cornelia Funke</text:p>
          </table:table-cell>
          <table:table-cell table:style-name="ce3" office:value-type="date" office:date-value="2017-11-10">
            <text:p>11/10/17</text:p>
          </table:table-cell>
          <table:table-cell table:style-name="ce3" office:value-type="date" office:date-value="2017-11-15">
            <text:p>11/15/17</text:p>
          </table:table-cell>
          <table:table-cell office:value-type="string">
            <text:p>Two brothers run away to Venice and are taken care of by a thief. Who is also a lord. Wonderful. </text:p>
          </table:table-cell>
          <table:table-cell office:value-type="string">
            <text:p>I can't remember if I read this or not before in middle school, but I remembered absolutely nothing about it. It moved pretty slow, so it was not bad, but not great either. I think I'm more excited to read Inkheart, by the same author. </text:p>
          </table:table-cell>
          <table:table-cell/>
        </table:table-row>
        <table:table-row table:style-name="ro12">
          <table:table-cell office:value-type="string">
            <text:p>The Young Giant</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thumb person becomes as strong as a giant. </text:p>
          </table:table-cell>
          <table:table-cell office:value-type="string">
            <text:p>Another thumb person story, but a little bit different. The thumb person is a jerk who likes to kick people into orbit. </text:p>
          </table:table-cell>
          <table:table-cell/>
        </table:table-row>
        <table:table-row table:style-name="ro26">
          <table:table-cell office:value-type="string">
            <text:p>Sweet Porridg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or family receives a pot that can cook infinite porridge.</text:p>
          </table:table-cell>
          <table:table-cell office:value-type="string">
            <text:p>Pretty straightforward. Infinite porridge, what could go wrong? </text:p>
          </table:table-cell>
          <table:table-cell/>
        </table:table-row>
        <table:table-row table:style-name="ro12">
          <table:table-cell office:value-type="string">
            <text:p>The Elves</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Three elf stories. </text:p>
          </table:table-cell>
          <table:table-cell office:value-type="string">
            <text:p>I'm wondering if this is the origin of the famous cobbler elves. The other two elf stories were just weird, though. </text:p>
          </table:table-cell>
          <table:table-cell/>
        </table:table-row>
        <table:table-row table:style-name="ro26">
          <table:table-cell office:value-type="string">
            <text:p>Fair Katrinelje and Pif-Paf-Poltri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em about a man asking a woman to marry him. </text:p>
          </table:table-cell>
          <table:table-cell office:value-type="string">
            <text:p>Felt kind of pointless. They just had weird names. </text:p>
          </table:table-cell>
          <table:table-cell/>
        </table:table-row>
        <table:table-row table:style-name="ro11">
          <table:table-cell office:value-type="string">
            <text:p>The Old Begger-Woman</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story about a woman catching on fire. </text:p>
          </table:table-cell>
          <table:table-cell office:value-type="string">
            <text:p>The description sounds profound, but it's really just a woman catching on fire and a boy cries on her and extinguishes the flames. Hm. </text:p>
          </table:table-cell>
          <table:table-cell/>
        </table:table-row>
        <table:table-row table:style-name="ro13">
          <table:table-cell office:value-type="string">
            <text:p>The Giving Tree</text:p>
          </table:table-cell>
          <table:table-cell office:value-type="string">
            <text:p>Shel Silverstein</text:p>
          </table:table-cell>
          <table:table-cell table:number-columns-repeated="2" table:style-name="ce3" office:value-type="date" office:date-value="2017-11-15">
            <text:p>11/15/17</text:p>
          </table:table-cell>
          <table:table-cell office:value-type="string">
            <text:p>A boy falls in love with a tree. Really, it's much better than it sounds. </text:p>
          </table:table-cell>
          <table:table-cell office:value-type="string">
            <text:p>I really didn't expect this book to give me so many feels, but that's Shel Silverstein for you. It really is a book about true love, but more like the love between parent and child, as opposed to man and woman. It's a children's book that gets better as the reader progresses further from childhood. Magic. </text:p>
          </table:table-cell>
          <table:table-cell/>
        </table:table-row>
        <table:table-row table:style-name="ro4">
          <table:table-cell office:value-type="string">
            <text:p>The Wonderful Wizard of Oz</text:p>
          </table:table-cell>
          <table:table-cell office:value-type="string">
            <text:p>L. Frank Baum</text:p>
          </table:table-cell>
          <table:table-cell table:style-name="ce3" office:value-type="date" office:date-value="2017-11-15">
            <text:p>11/15/17</text:p>
          </table:table-cell>
          <table:table-cell table:style-name="ce3" office:value-type="date" office:date-value="2017-11-18">
            <text:p>11/18/17</text:p>
          </table:table-cell>
          <table:table-cell office:value-type="string">
            <text:p>A girl gets transported to a new land by a tornado, and then has to find her way back home. </text:p>
          </table:table-cell>
          <table:table-cell office:value-type="string">
            <text:p>Definitely much more strange than the movie, but still enjoyable. I like that the book pushed much more the concept that the characters already possessed that which they were looking for the whole time. </text:p>
          </table:table-cell>
          <table:table-cell/>
        </table:table-row>
        <table:table-row table:style-name="ro4">
          <table:table-cell office:value-type="string">
            <text:p>The Art of Racing in the Rain</text:p>
          </table:table-cell>
          <table:table-cell office:value-type="string">
            <text:p>Garth Stein</text:p>
          </table:table-cell>
          <table:table-cell table:style-name="ce3" office:value-type="date" office:date-value="2017-11-18">
            <text:p>11/18/17</text:p>
          </table:table-cell>
          <table:table-cell table:style-name="ce3" office:value-type="date" office:date-value="2017-12-17">
            <text:p>12/17/17</text:p>
          </table:table-cell>
          <table:table-cell office:value-type="string">
            <text:p>Told from the viewpoint of a dog, we follow the life of a professional race car driver. </text:p>
          </table:table-cell>
          <table:table-cell office:value-type="string">
            <text:p>Very heartwarming, albeit a little cliché. I did very much enjoy it, and I think it hit me a bit harder because I read it right after finding out that our family dog Rosie had passed away. </text:p>
          </table:table-cell>
          <table:table-cell/>
        </table:table-row>
        <table:table-row table:style-name="ro15">
          <table:table-cell office:value-type="string">
            <text:p>Artemis Fowl: The Eternity Code</text:p>
          </table:table-cell>
          <table:table-cell office:value-type="string">
            <text:p>Eoin Colfer</text:p>
          </table:table-cell>
          <table:table-cell table:style-name="ce3" office:value-type="date" office:date-value="2017-12-27">
            <text:p>12/27/17</text:p>
          </table:table-cell>
          <table:table-cell table:style-name="ce3" office:value-type="date" office:date-value="2018-01-04">
            <text:p>01/04/18</text:p>
          </table:table-cell>
          <table:table-cell office:value-type="string">
            <text:p>The third Artemis Fowl book. Artemis plans one final evil adventure before he returns to his normal family life. </text:p>
          </table:table-cell>
          <table:table-cell office:value-type="string">
            <text:p>I really feel like these books get better and better. And as always, I really like the comic book feel to them. The whole heist plot was very good in this book. It also makes me very excited to read the rest of the series. </text:p>
          </table:table-cell>
          <table:table-cell/>
        </table:table-row>
        <table:table-row table:style-name="ro25">
          <table:table-cell office:value-type="string">
            <text:p>Raymus</text:p>
          </table:table-cell>
          <table:table-cell office:value-type="string">
            <text:p>Star Wars: From a Certain Point of View</text:p>
          </table:table-cell>
          <table:table-cell table:number-columns-repeated="2" table:style-name="ce3" office:value-type="date" office:date-value="2018-01-05">
            <text:p>01/05/18</text:p>
          </table:table-cell>
          <table:table-cell office:value-type="string">
            <text:p>The story that bridges the gap between Rogue One and A New Hope. Told from the perspective of Captain Raymus Antilles </text:p>
          </table:table-cell>
          <table:table-cell office:value-type="string">
            <text:p>My introduction to the collection of short stories called “From a Certain Point of View”. If this story is any indication of the rest of the stories, I'll be very excited to get to them all. So far the book is fantastic. I remember seeing it in the imaginarium at Disney Land and I wanted it really bad. Holly was nice enough to get it for me for Christmas. </text:p>
          </table:table-cell>
          <table:table-cell/>
        </table:table-row>
        <table:table-row table:style-name="ro26">
          <table:table-cell office:value-type="string">
            <text:p>The Jew Among Thorns</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guy gives another guy some money and gets wishes. </text:p>
          </table:table-cell>
          <table:table-cell office:value-type="string">
            <text:p>Pretty racist, but I guess entertaining. </text:p>
          </table:table-cell>
          <table:table-cell/>
        </table:table-row>
        <table:table-row table:style-name="ro11">
          <table:table-cell office:value-type="string">
            <text:p>King Thrushbeard</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narcissist princess falls in love. </text:p>
          </table:table-cell>
          <table:table-cell office:value-type="string">
            <text:p>This one was actually pretty clever. It was pretty entertaining reading about the ways King Thrushbeard made the princess humble. </text:p>
          </table:table-cell>
          <table:table-cell/>
        </table:table-row>
        <table:table-row table:style-name="ro26">
          <table:table-cell office:value-type="string">
            <text:p>Clever Gretel</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cook outsmarts her employer and gets to eat fowls. </text:p>
          </table:table-cell>
          <table:table-cell office:value-type="string">
            <text:p>I really like this one, just like the last one. Very funny and clever. </text:p>
          </table:table-cell>
          <table:table-cell/>
        </table:table-row>
        <table:table-row table:style-name="ro27">
          <table:table-cell office:value-type="string">
            <text:p>Ham On Rye</text:p>
          </table:table-cell>
          <table:table-cell office:value-type="string">
            <text:p>Bukowski</text:p>
          </table:table-cell>
          <table:table-cell table:style-name="ce3" office:value-type="date" office:date-value="2018-01-08">
            <text:p>01/08/18</text:p>
          </table:table-cell>
          <table:table-cell table:style-name="ce3" office:value-type="date" office:date-value="2018-01-11">
            <text:p>01/11/18</text:p>
          </table:table-cell>
          <table:table-cell office:value-type="string">
            <text:p>The story of Henry Chinaski, which is basically the autobiography of Charles Bukowski.</text:p>
          </table:table-cell>
          <table:table-cell office:value-type="string">
            <text:p>I was pretty nervous about this book, especially after reading some of Bukowski's poetry from a book called Love is a Dog from Hell. At first I didn't understand why he was so crude and cynical. Reading Ham on Rye completely put things into perspective. I now understand why he is the way that he is, and especially so because I knew people almost exactly like him in middle and high school. It was really interesting hearing the story from the degenerate's side. It made me really think about some of the people I knew back and then and it made me feel sorry for them. My favorite part of the book was how the language evolved throughout the story. It was as if his writing matured with the character. I now look forward to reading other works by him, including his poetry. </text:p>
          </table:table-cell>
          <table:table-cell/>
        </table:table-row>
        <table:table-row table:style-name="ro28">
          <table:table-cell office:value-type="string">
            <text:p>Fitcher's Bir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wizard.</text:p>
          </table:table-cell>
          <table:table-cell office:value-type="string">
            <text:p>Pretty gross, definitely not appropriate for children. </text:p>
          </table:table-cell>
          <table:table-cell/>
        </table:table-row>
        <table:table-row table:style-name="ro29">
          <table:table-cell office:value-type="string">
            <text:p>The Robber Bridegroom</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bunch of thieves. </text:p>
          </table:table-cell>
          <table:table-cell office:value-type="string">
            <text:p>Also pretty gross, there are a lot of stories about people outsmarting people in this book. </text:p>
          </table:table-cell>
          <table:table-cell/>
        </table:table-row>
        <table:table-row table:style-name="ro28">
          <table:table-cell office:value-type="string">
            <text:p>Old Hildebran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man discovers his cheating wife. </text:p>
          </table:table-cell>
          <table:table-cell office:value-type="string">
            <text:p>Not really anything special, but it could have started the cliché. </text:p>
          </table:table-cell>
          <table:table-cell/>
        </table:table-row>
        <table:table-row table:style-name="ro30">
          <table:table-cell office:value-type="string">
            <text:p>The Singing Bone</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lying brother receives justice. </text:p>
          </table:table-cell>
          <table:table-cell office:value-type="string">
            <text:p>Pretty good moral in this one, I guess. </text:p>
          </table:table-cell>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6">
          <table:table-cell office:value-type="string">
            <text:p>The Silmarillion</text:p>
          </table:table-cell>
          <table:table-cell office:value-type="string">
            <text:p>J. R. R. Tolkein</text:p>
          </table:table-cell>
          <table:table-cell table:style-name="ce3" office:value-type="date" office:date-value="2018-01-12">
            <text:p>01/12/18</text:p>
          </table:table-cell>
          <table:table-cell table:number-columns-repeated="4"/>
        </table:table-row>
        <table:table-row table:style-name="ro6">
          <table:table-cell office:value-type="string">
            <text:p>The Night Circus</text:p>
          </table:table-cell>
          <table:table-cell office:value-type="string">
            <text:p>Erin Morgenstern</text:p>
          </table:table-cell>
          <table:table-cell table:style-name="ce3" office:value-type="date" office:date-value="2018-01-13">
            <text:p>01/13/18</text:p>
          </table:table-cell>
          <table:table-cell table:number-columns-repeated="4"/>
        </table:table-row>
        <table:table-row table:style-name="ro6">
          <table:table-cell office:value-type="string">
            <text:p>Moon-Face</text:p>
          </table:table-cell>
          <table:table-cell office:value-type="string">
            <text:p>Jack London</text:p>
          </table:table-cell>
          <table:table-cell table:number-columns-repeated="5"/>
        </table:table-row>
        <table:table-row table:style-name="ro6">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Maid Maleen</text:p>
          </table:table-cell>
          <table:table-cell office:value-type="string">
            <text:p>The Brother's Grimm</text:p>
          </table:table-cell>
          <table:table-cell table:number-columns-repeated="5"/>
        </table:table-row>
        <table:table-row table:style-name="ro6">
          <table:table-cell office:value-type="string">
            <text:p>The Girl With the Dragon Tattoo</text:p>
          </table:table-cell>
          <table:table-cell office:value-type="string">
            <text:p>Stieg Larson</text:p>
          </table:table-cell>
          <table:table-cell table:number-columns-repeated="5"/>
        </table:table-row>
        <table:table-row table:style-name="ro6">
          <table:table-cell office:value-type="string">
            <text:p>The Goose-Girl</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Alice In Wonderland</text:p>
          </table:table-cell>
          <table:table-cell office:value-type="string">
            <text:p>Louis Carrol</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A Song of Ice and Fire: A Clash of Kings</text:p>
          </table:table-cell>
          <table:table-cell office:value-type="string">
            <text:p>George R. R. Martin</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6">
          <table:table-cell office:value-type="string">
            <text:p>The Cat Who Could Read Backwards</text:p>
          </table:table-cell>
          <table:table-cell office:value-type="string">
            <text:p>Lilian Jackson Braun</text:p>
          </table:table-cell>
          <table:table-cell table:number-columns-repeated="5"/>
        </table:table-row>
        <table:table-row table:style-name="ro6">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Brown Wolf</text:p>
          </table:table-cell>
          <table:table-cell office:value-type="string">
            <text:p>Jack London</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Star Wars X-Wing Rogue Squadron</text:p>
          </table:table-cell>
          <table:table-cell office:value-type="string">
            <text:p>X-Wing Series</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6">
          <table:table-cell office:value-type="string">
            <text:p>Neverwhere</text:p>
          </table:table-cell>
          <table:table-cell office:value-type="string">
            <text:p>Neil Gaiman</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table:number-columns-repeated="5"/>
        </table:table-row>
        <table:table-row table:style-name="ro6">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6">
          <table:table-cell office:value-type="string">
            <text:p>And Then There Were None</text:p>
          </table:table-cell>
          <table:table-cell office:value-type="string">
            <text:p>Agatha Christie</text:p>
          </table:table-cell>
          <table:table-cell table:number-columns-repeated="5"/>
        </table:table-row>
        <table:table-row table:style-name="ro6">
          <table:table-cell office:value-type="string">
            <text:p>The Staw, the Coal, and the Bean</text:p>
          </table:table-cell>
          <table:table-cell office:value-type="string">
            <text:p>The Brother's Grimm</text:p>
          </table:table-cell>
          <table:table-cell table:number-columns-repeated="5"/>
        </table:table-row>
        <table:table-row table:style-name="ro6">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One Hundred Love Sonnets</text:p>
          </table:table-cell>
          <table:table-cell office:value-type="string">
            <text:p>Pablo Neruda</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6">
          <table:table-cell office:value-type="string">
            <text:p>Percy Jackson: The Lightning Thief</text:p>
          </table:table-cell>
          <table:table-cell office:value-type="string">
            <text:p>Rick Riordan</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Spider Man: Drowned in Thunder</text:p>
          </table:table-cell>
          <table:table-cell office:value-type="string">
            <text:p>Christopher L Bennett</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6">
          <table:table-cell office:value-type="string">
            <text:p>All The Pretty Horses</text:p>
          </table:table-cell>
          <table:table-cell office:value-type="string">
            <text:p>Cormac Mccarthy</text:p>
          </table:table-cell>
          <table:table-cell table:number-columns-repeated="5"/>
        </table:table-row>
        <table:table-row table:style-name="ro6">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6">
          <table:table-cell office:value-type="string">
            <text:p>The Help</text:p>
          </table:table-cell>
          <table:table-cell office:value-type="string">
            <text:p>Kathryn Stockett</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Life of Pi</text:p>
          </table:table-cell>
          <table:table-cell office:value-type="string">
            <text:p>Yann Martel</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6">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6">
          <table:table-cell office:value-type="string">
            <text:p>The Amulet of Samarkand</text:p>
          </table:table-cell>
          <table:table-cell office:value-type="string">
            <text:p>Jonathan Stroud</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6">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6">
          <table:table-cell office:value-type="string">
            <text:p>A is for Alibi</text:p>
          </table:table-cell>
          <table:table-cell office:value-type="string">
            <text:p>Sue Grafton</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Fight Song</text:p>
          </table:table-cell>
          <table:table-cell office:value-type="string">
            <text:p>Joshua Mohr</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6">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6">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The Bucket</text:p>
          </table:table-cell>
          <table:table-cell office:value-type="string">
            <text:p>Star Wars: From a Certain Point of View</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6">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6">
          <table:table-cell office:value-type="string">
            <text:p>Eldest</text:p>
          </table:table-cell>
          <table:table-cell office:value-type="string">
            <text:p>Christopher Paolini</text:p>
          </table:table-cell>
          <table:table-cell table:number-columns-repeated="5"/>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6">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Halo The Fall of Reach</text:p>
          </table:table-cell>
          <table:table-cell office:value-type="string">
            <text:p>Eric Nylund</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6">
          <table:table-cell office:value-type="string">
            <text:p>Mother Hulda</text:p>
          </table:table-cell>
          <table:table-cell office:value-type="string">
            <text:p>The Brother's Grimm</text:p>
          </table:table-cell>
          <table:table-cell table:number-columns-repeated="5"/>
        </table:table-row>
        <table:table-row table:style-name="ro6">
          <table:table-cell office:value-type="string">
            <text:p>The Giant's House</text:p>
          </table:table-cell>
          <table:table-cell office:value-type="string">
            <text:p>Elizabeth Mccracken</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6">
          <table:table-cell office:value-type="string">
            <text:p>The Alchemist</text:p>
          </table:table-cell>
          <table:table-cell office:value-type="string">
            <text:p>Paulo Coelho</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Saddhartha</text:p>
          </table:table-cell>
          <table:table-cell office:value-type="string">
            <text:p>Herman Hess</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6">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6">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Supernaturalist</text:p>
          </table:table-cell>
          <table:table-cell office:value-type="string">
            <text:p>Eoin Colfer</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6">
          <table:table-cell office:value-type="string">
            <text:p>Water For Elephants</text:p>
          </table:table-cell>
          <table:table-cell office:value-type="string">
            <text:p>Sara Gruen</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6">
          <table:table-cell office:value-type="string">
            <text:p>Star Wars X-Wing The Krytos Trap</text:p>
          </table:table-cell>
          <table:table-cell office:value-type="string">
            <text:p>X-Wing Series</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The Giver</text:p>
          </table:table-cell>
          <table:table-cell office:value-type="string">
            <text:p>Lois Lowry</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6">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6">
          <table:table-cell office:value-type="string">
            <text:p>The Curious Incident of the Dog in the Night Time</text:p>
          </table:table-cell>
          <table:table-cell office:value-type="string">
            <text:p>Mark Haddon</text:p>
          </table:table-cell>
          <table:table-cell table:number-columns-repeated="5"/>
        </table:table-row>
        <table:table-row table:style-name="ro6">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Gathering Blue</text:p>
          </table:table-cell>
          <table:table-cell office:value-type="string">
            <text:p>Lois Lowry</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Star Wars X-Wing Wraith Squadron</text:p>
          </table:table-cell>
          <table:table-cell office:value-type="string">
            <text:p>X-Wing Series</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6">
          <table:table-cell office:value-type="string">
            <text:p>The Cat Who Ate Danish Modern</text:p>
          </table:table-cell>
          <table:table-cell office:value-type="string">
            <text:p>Lilian Jackson Braun</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6">
          <table:table-cell office:value-type="string">
            <text:p>Ozma of Oz</text:p>
          </table:table-cell>
          <table:table-cell office:value-type="string">
            <text:p>L. Frank Baum</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6">
          <table:table-cell office:value-type="string">
            <text:p>Cats Are Weird</text:p>
          </table:table-cell>
          <table:table-cell office:value-type="string">
            <text:p>Jeffery Brown</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6">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Is Everyone Handing Out Without Me?</text:p>
          </table:table-cell>
          <table:table-cell office:value-type="string">
            <text:p>Mindy Kaling</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6">
          <table:table-cell office:value-type="string">
            <text:p>The Cat Who Turned On and Off</text:p>
          </table:table-cell>
          <table:table-cell office:value-type="string">
            <text:p>Lilian Jackson Braun</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The Sith of Datawork</text:p>
          </table:table-cell>
          <table:table-cell office:value-type="string">
            <text:p>Star Wars: From a Certain Point of View</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6">
          <table:table-cell office:value-type="string">
            <text:p>Stories in the Sand</text:p>
          </table:table-cell>
          <table:table-cell office:value-type="string">
            <text:p>Star Wars: From a Certain Point of View</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The Mysterious Affair At Styles</text:p>
          </table:table-cell>
          <table:table-cell office:value-type="string">
            <text:p>Agatha Christie</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The Bittern and the Hoopoe</text:p>
          </table:table-cell>
          <table:table-cell office:value-type="string">
            <text:p>The Brother's Grimm</text:p>
          </table:table-cell>
          <table:table-cell table:number-columns-repeated="5"/>
        </table:table-row>
        <table:table-row table:style-name="ro6">
          <table:table-cell office:value-type="string">
            <text:p>Through the Looking Glass</text:p>
          </table:table-cell>
          <table:table-cell office:value-type="string">
            <text:p>Louis Carrol</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Ligeia</text:p>
          </table:table-cell>
          <table:table-cell office:value-type="string">
            <text:p>Edgar Allan Poe</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Dear Jeff</text:p>
          </table:table-cell>
          <table:table-cell office:value-type="string">
            <text:p>J Washburn</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The Five People You Meet In Heaven</text:p>
          </table:table-cell>
          <table:table-cell office:value-type="string">
            <text:p>Mitch Albom</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6">
          <table:table-cell office:value-type="string">
            <text:p>The Murder of Roger Ackroyd</text:p>
          </table:table-cell>
          <table:table-cell office:value-type="string">
            <text:p>Agatha Christie</text:p>
          </table:table-cell>
          <table:table-cell table:number-columns-repeated="5"/>
        </table:table-row>
        <table:table-row table:style-name="ro6">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Artemis Fowl: The Opal Deception</text:p>
          </table:table-cell>
          <table:table-cell office:value-type="string">
            <text:p>Eoin Colfer</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6">
          <table:table-cell office:value-type="string">
            <text:p>Total Cat Mojo</text:p>
          </table:table-cell>
          <table:table-cell office:value-type="string">
            <text:p>Jackson Galaxy</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A Man Called Ove</text:p>
          </table:table-cell>
          <table:table-cell office:value-type="string">
            <text:p>Fredrick Bachman</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Messenger</text:p>
          </table:table-cell>
          <table:table-cell office:value-type="string">
            <text:p>Lois Lowry</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6">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Affair at the Victory Ball</text:p>
          </table:table-cell>
          <table:table-cell office:value-type="string">
            <text:p>Agatha Christie</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6">
          <table:table-cell office:value-type="string">
            <text:p>Son</text:p>
          </table:table-cell>
          <table:table-cell office:value-type="string">
            <text:p>Lois Lowry</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Reirin</text:p>
          </table:table-cell>
          <table:table-cell office:value-type="string">
            <text:p>Star Wars: From a Certain Point of View</text:p>
          </table:table-cell>
          <table:table-cell table:number-columns-repeated="5"/>
        </table:table-row>
        <table:table-row table:style-name="ro6">
          <table:table-cell office:value-type="string">
            <text:p>Brother Frolick</text:p>
          </table:table-cell>
          <table:table-cell office:value-type="string">
            <text:p>The Brother's Grimm</text:p>
          </table:table-cell>
          <table:table-cell table:number-columns-repeated="5"/>
        </table:table-row>
        <table:table-row table:style-name="ro6">
          <table:table-cell office:value-type="string">
            <text:p>Artemis Fowl: The Lost Colony</text:p>
          </table:table-cell>
          <table:table-cell office:value-type="string">
            <text:p>Eoin Colfer</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Artemis Fowl: The Time Paradox</text:p>
          </table:table-cell>
          <table:table-cell office:value-type="string">
            <text:p>Eoin Colfer</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Iron Man: The Gauntlet</text:p>
          </table:table-cell>
          <table:table-cell office:value-type="string">
            <text:p>Eoin Colfer</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Halo First Strike</text:p>
          </table:table-cell>
          <table:table-cell office:value-type="string">
            <text:p>Eric Nylund</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Red One</text:p>
          </table:table-cell>
          <table:table-cell office:value-type="string">
            <text:p>Star Wars: From a Certain Point of View</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System Of Doctor Tarr and Professor Fether</text:p>
          </table:table-cell>
          <table:table-cell office:value-type="string">
            <text:p>Edgar Allan Poe</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6">
          <table:table-cell office:value-type="string">
            <text:p>The Tales</text:p>
          </table:table-cell>
          <table:table-cell office:value-type="string">
            <text:p>Hans Christian Anderson</text:p>
          </table:table-cell>
          <table:table-cell table:number-columns-repeated="5"/>
        </table:table-row>
        <table:table-row table:style-name="ro6">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The Restaurant at the End of the Universe</text:p>
          </table:table-cell>
          <table:table-cell office:value-type="string">
            <text:p>Douglas Adams</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The Jewel Robbery at the Grand Metropolitan</text:p>
          </table:table-cell>
          <table:table-cell office:value-type="string">
            <text:p>Agatha Christie</text:p>
          </table:table-cell>
          <table:table-cell table:number-columns-repeated="5"/>
        </table:table-row>
        <table:table-row table:style-name="ro6">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6">
          <table:table-cell office:value-type="string">
            <text:p>The King of Clubs</text:p>
          </table:table-cell>
          <table:table-cell office:value-type="string">
            <text:p>Agatha Christie</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The Disappearance of Mr. Davenheim</text:p>
          </table:table-cell>
          <table:table-cell office:value-type="string">
            <text:p>Agatha Christie</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lymouth Express</text:p>
          </table:table-cell>
          <table:table-cell office:value-type="string">
            <text:p>Agatha Christie</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The Little Mermaid</text:p>
          </table:table-cell>
          <table:table-cell office:value-type="string">
            <text:p>Hans Christian Anderson</text:p>
          </table:table-cell>
          <table:table-cell table:number-columns-repeated="5"/>
        </table:table-row>
        <table:table-row table:style-name="ro6">
          <table:table-cell office:value-type="string">
            <text:p>The Adventure of the Western Star</text:p>
          </table:table-cell>
          <table:table-cell office:value-type="string">
            <text:p>Agatha Christie</text:p>
          </table:table-cell>
          <table:table-cell table:number-columns-repeated="5"/>
        </table:table-row>
        <table:table-row table:style-name="ro6">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The Tragedy at Marsden Manor</text:p>
          </table:table-cell>
          <table:table-cell office:value-type="string">
            <text:p>Agatha Christie</text:p>
          </table:table-cell>
          <table:table-cell table:number-columns-repeated="5"/>
        </table:table-row>
        <table:table-row table:style-name="ro6">
          <table:table-cell office:value-type="string">
            <text:p>The Kidnapped Prime Minister</text:p>
          </table:table-cell>
          <table:table-cell office:value-type="string">
            <text:p>Agatha Christie</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The Million Doller Bond Robbery</text:p>
          </table:table-cell>
          <table:table-cell office:value-type="string">
            <text:p>Agatha Christie</text:p>
          </table:table-cell>
          <table:table-cell table:number-columns-repeated="5"/>
        </table:table-row>
        <table:table-row table:style-name="ro6">
          <table:table-cell office:value-type="string">
            <text:p>Rites</text:p>
          </table:table-cell>
          <table:table-cell office:value-type="string">
            <text:p>Star Wars: From a Certain Point of View</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Snow Queen</text:p>
          </table:table-cell>
          <table:table-cell office:value-type="string">
            <text:p>Hans Christian Anderson</text:p>
          </table:table-cell>
          <table:table-cell table:number-columns-repeated="5"/>
        </table:table-row>
        <table:table-row table:style-name="ro6">
          <table:table-cell office:value-type="string">
            <text:p>The Adventure of the Cheap Flat</text:p>
          </table:table-cell>
          <table:table-cell office:value-type="string">
            <text:p>Agatha Christie</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Myster of the Hunter's Lodge</text:p>
          </table:table-cell>
          <table:table-cell office:value-type="string">
            <text:p>Agatha Christie</text:p>
          </table:table-cell>
          <table:table-cell table:number-columns-repeated="5"/>
        </table:table-row>
        <table:table-row table:style-name="ro6">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Chocolate Box</text:p>
          </table:table-cell>
          <table:table-cell office:value-type="string">
            <text:p>Agatha Christie</text:p>
          </table:table-cell>
          <table:table-cell table:number-columns-repeated="5"/>
        </table:table-row>
        <table:table-row table:style-name="ro6">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The Adventure of the Egyptian Tomb</text:p>
          </table:table-cell>
          <table:table-cell office:value-type="string">
            <text:p>Agatha Christie</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The Veiled Lady</text:p>
          </table:table-cell>
          <table:table-cell office:value-type="string">
            <text:p>Agatha Christie</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Adventure of Johnny Waverly</text:p>
          </table:table-cell>
          <table:table-cell office:value-type="string">
            <text:p>Agatha Christie</text:p>
          </table:table-cell>
          <table:table-cell table:number-columns-repeated="5"/>
        </table:table-row>
        <table:table-row table:style-name="ro6">
          <table:table-cell office:value-type="string">
            <text:p>The Princess and the Pea</text:p>
          </table:table-cell>
          <table:table-cell office:value-type="string">
            <text:p>Hans Christian Anderson</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Market Basing Mystery</text:p>
          </table:table-cell>
          <table:table-cell office:value-type="string">
            <text:p>Agatha Christie</text:p>
          </table:table-cell>
          <table:table-cell table:number-columns-repeated="5"/>
        </table:table-row>
        <table:table-row table:style-name="ro6">
          <table:table-cell office:value-type="string">
            <text:p>The Emperors New Clothes</text:p>
          </table:table-cell>
          <table:table-cell office:value-type="string">
            <text:p>Hans Christian Anderson</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The Adventure of the Italian Nobleman</text:p>
          </table:table-cell>
          <table:table-cell office:value-type="string">
            <text:p>Agatha Christie</text:p>
          </table:table-cell>
          <table:table-cell table:number-columns-repeated="5"/>
        </table:table-row>
        <table:table-row table:style-name="ro6">
          <table:table-cell office:value-type="string">
            <text:p>Life, the Universe and Everything</text:p>
          </table:table-cell>
          <table:table-cell office:value-type="string">
            <text:p>Douglas Adams</text:p>
          </table:table-cell>
          <table:table-cell table:number-columns-repeated="5"/>
        </table:table-row>
        <table:table-row table:style-name="ro6">
          <table:table-cell office:value-type="string">
            <text:p>The Case of the Missing Wil</text:p>
          </table:table-cell>
          <table:table-cell office:value-type="string">
            <text:p>Agatha Christie</text:p>
          </table:table-cell>
          <table:table-cell table:number-columns-repeated="5"/>
        </table:table-row>
        <table:table-row table:style-name="ro6">
          <table:table-cell office:value-type="string">
            <text:p>Master and Apprentice</text:p>
          </table:table-cell>
          <table:table-cell office:value-type="string">
            <text:p>Star Wars: From a Certain Point of View</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6">
          <table:table-cell office:value-type="string">
            <text:p>The Incredible Theft</text:p>
          </table:table-cell>
          <table:table-cell office:value-type="string">
            <text:p>Agatha Christie</text:p>
          </table:table-cell>
          <table:table-cell table:number-columns-repeated="5"/>
        </table:table-row>
        <table:table-row table:style-name="ro6">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The Adventure of the Clapham Cook</text:p>
          </table:table-cell>
          <table:table-cell office:value-type="string">
            <text:p>Agatha Christie</text:p>
          </table:table-cell>
          <table:table-cell table:number-columns-repeated="5"/>
        </table:table-row>
        <table:table-row table:style-name="ro6">
          <table:table-cell office:value-type="string">
            <text:p>The Ugly Duckling</text:p>
          </table:table-cell>
          <table:table-cell office:value-type="string">
            <text:p>Hans Christian Anderson</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Lost Mine</text:p>
          </table:table-cell>
          <table:table-cell office:value-type="string">
            <text:p>Agatha Christie</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Beru Whitesun Lars</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The Cornish Mystery</text:p>
          </table:table-cell>
          <table:table-cell office:value-type="string">
            <text:p>Agatha Christie</text:p>
          </table:table-cell>
          <table:table-cell table:number-columns-repeated="5"/>
        </table:table-row>
        <table:table-row table:style-name="ro6">
          <table:table-cell office:value-type="string">
            <text:p>The Double Clue</text:p>
          </table:table-cell>
          <table:table-cell office:value-type="string">
            <text:p>Agatha Christie</text:p>
          </table:table-cell>
          <table:table-cell table:number-columns-repeated="5"/>
        </table:table-row>
        <table:table-row table:style-name="ro6">
          <table:table-cell office:value-type="string">
            <text:p>The Luckless Rodian</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Not for Nothing</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Theft of the Royal Ruby</text:p>
          </table:table-cell>
          <table:table-cell office:value-type="string">
            <text:p>Agatha Christie</text:p>
          </table:table-cell>
          <table:table-cell table:number-columns-repeated="5"/>
        </table:table-row>
        <table:table-row table:style-name="ro6">
          <table:table-cell office:value-type="string">
            <text:p>So Long, and Thanks for All the Fish</text:p>
          </table:table-cell>
          <table:table-cell office:value-type="string">
            <text:p>Douglas Adams</text:p>
          </table:table-cell>
          <table:table-cell table:number-columns-repeated="5"/>
        </table:table-row>
        <table:table-row table:style-name="ro6">
          <table:table-cell office:value-type="string">
            <text:p>We Don't Serve Their Kind Her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Mostly Harmless</text:p>
          </table:table-cell>
          <table:table-cell office:value-type="string">
            <text:p>Douglas Adams</text:p>
          </table:table-cell>
          <table:table-cell table:number-columns-repeated="5"/>
        </table:table-row>
        <table:table-row table:style-name="ro6">
          <table:table-cell office:value-type="string">
            <text:p>The Lemesurier Inheritence</text:p>
          </table:table-cell>
          <table:table-cell office:value-type="string">
            <text:p>Agatha Christie</text:p>
          </table:table-cell>
          <table:table-cell table:number-columns-repeated="5"/>
        </table:table-row>
        <table:table-row table:style-name="ro6">
          <table:table-cell office:value-type="string">
            <text:p>The Underdog</text:p>
          </table:table-cell>
          <table:table-cell office:value-type="string">
            <text:p>Agatha Christie</text:p>
          </table:table-cell>
          <table:table-cell table:number-columns-repeated="5"/>
        </table:table-row>
        <table:table-row table:style-name="ro6">
          <table:table-cell office:value-type="string">
            <text:p>The Kloo Horn Cantina Caper</text:p>
          </table:table-cell>
          <table:table-cell office:value-type="string">
            <text:p>Star Wars: From a Certain Point of View</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6">
          <table:table-cell office:value-type="string">
            <text:p>A Series of Unfortunate Events: The Grim Grotto</text:p>
          </table:table-cell>
          <table:table-cell office:value-type="string">
            <text:p>Lemony Snicket</text:p>
          </table:table-cell>
          <table:table-cell table:number-columns-repeated="5"/>
        </table:table-row>
        <table:table-row table:style-name="ro6">
          <table:table-cell office:value-type="string">
            <text:p>Added Muscle</text:p>
          </table:table-cell>
          <table:table-cell office:value-type="string">
            <text:p>Star Wars: From a Certain Point of View</text:p>
          </table:table-cell>
          <table:table-cell table:number-columns-repeated="5"/>
        </table:table-row>
        <table:table-row table:style-name="ro6">
          <table:table-cell office:value-type="string">
            <text:p>The Nightengale</text:p>
          </table:table-cell>
          <table:table-cell office:value-type="string">
            <text:p>Hans Christian Anderson</text:p>
          </table:table-cell>
          <table:table-cell table:number-columns-repeated="5"/>
        </table:table-row>
        <table:table-row table:style-name="ro6">
          <table:table-cell office:value-type="string">
            <text:p>Knoist and His Three Sons</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Double Sin</text:p>
          </table:table-cell>
          <table:table-cell office:value-type="string">
            <text:p>Agatha Christie</text:p>
          </table:table-cell>
          <table:table-cell table:number-columns-repeated="5"/>
        </table:table-row>
        <table:table-row table:style-name="ro6">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You Owe Me a Ride</text:p>
          </table:table-cell>
          <table:table-cell office:value-type="string">
            <text:p>Star Wars: From a Certain Point of View</text:p>
          </table:table-cell>
          <table:table-cell table:number-columns-repeated="5"/>
        </table:table-row>
        <table:table-row table:style-name="ro6">
          <table:table-cell office:value-type="string">
            <text:p>The Story of Schlauraffen Land</text:p>
          </table:table-cell>
          <table:table-cell office:value-type="string">
            <text:p>The Brother's Grimm</text:p>
          </table:table-cell>
          <table:table-cell table:number-columns-repeated="5"/>
        </table:table-row>
        <table:table-row table:style-name="ro6">
          <table:table-cell office:value-type="string">
            <text:p>Wasps Nest</text:p>
          </table:table-cell>
          <table:table-cell office:value-type="string">
            <text:p>Agatha Christie</text:p>
          </table:table-cell>
          <table:table-cell table:number-columns-repeated="5"/>
        </table:table-row>
        <table:table-row table:style-name="ro6">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The Secrets of Long Snoot</text:p>
          </table:table-cell>
          <table:table-cell office:value-type="string">
            <text:p>Star Wars: From a Certain Point of View</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he Third Floor Flat</text:p>
          </table:table-cell>
          <table:table-cell office:value-type="string">
            <text:p>Agatha Christie</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Born in the Storm</text:p>
          </table:table-cell>
          <table:table-cell office:value-type="string">
            <text:p>Star Wars: From a Certain Point of View</text:p>
          </table:table-cell>
          <table:table-cell table:number-columns-repeated="5"/>
        </table:table-row>
        <table:table-row table:style-name="ro6">
          <table:table-cell office:value-type="string">
            <text:p>Laina</text:p>
          </table:table-cell>
          <table:table-cell office:value-type="string">
            <text:p>Star Wars: From a Certain Point of View</text:p>
          </table:table-cell>
          <table:table-cell table:number-columns-repeated="5"/>
        </table:table-row>
        <table:table-row table:style-name="ro6">
          <table:table-cell office:value-type="string">
            <text:p>The Mystery of the Bagdad Chest</text:p>
          </table:table-cell>
          <table:table-cell office:value-type="string">
            <text:p>Agatha Christie</text:p>
          </table:table-cell>
          <table:table-cell table:number-columns-repeated="5"/>
        </table:table-row>
        <table:table-row table:style-name="ro6">
          <table:table-cell office:value-type="string">
            <text:p>Fully Operational</text:p>
          </table:table-cell>
          <table:table-cell office:value-type="string">
            <text:p>Star Wars: From a Certain Point of View</text:p>
          </table:table-cell>
          <table:table-cell table:number-columns-repeated="5"/>
        </table:table-row>
        <table:table-row table:style-name="ro6">
          <table:table-cell office:value-type="string">
            <text:p>Dead Man's Mirror</text:p>
          </table:table-cell>
          <table:table-cell office:value-type="string">
            <text:p>Agatha Christie</text:p>
          </table:table-cell>
          <table:table-cell table:number-columns-repeated="5"/>
        </table:table-row>
        <table:table-row table:style-name="ro6">
          <table:table-cell office:value-type="string">
            <text:p>An incident Report</text:p>
          </table:table-cell>
          <table:table-cell office:value-type="string">
            <text:p>Star Wars: From a Certain Point of View</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6">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How Does Your Garden Grow?</text:p>
          </table:table-cell>
          <table:table-cell office:value-type="string">
            <text:p>Agatha Christie</text:p>
          </table:table-cell>
          <table:table-cell table:number-columns-repeated="5"/>
        </table:table-row>
        <table:table-row table:style-name="ro6">
          <table:table-cell office:value-type="string">
            <text:p>Change of Heart</text:p>
          </table:table-cell>
          <table:table-cell office:value-type="string">
            <text:p>Star Wars: From a Certain Point of View</text:p>
          </table:table-cell>
          <table:table-cell table:number-columns-repeated="5"/>
        </table:table-row>
        <table:table-row table:style-name="ro6">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Problem at Sea</text:p>
          </table:table-cell>
          <table:table-cell office:value-type="string">
            <text:p>Agatha Christie</text:p>
          </table:table-cell>
          <table:table-cell table:number-columns-repeated="5"/>
        </table:table-row>
        <table:table-row table:style-name="ro6">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Triangle at Roads</text:p>
          </table:table-cell>
          <table:table-cell office:value-type="string">
            <text:p>Agatha Christie</text:p>
          </table:table-cell>
          <table:table-cell table:number-columns-repeated="5"/>
        </table:table-row>
        <table:table-row table:style-name="ro6">
          <table:table-cell office:value-type="string">
            <text:p>Eclipse</text:p>
          </table:table-cell>
          <table:table-cell office:value-type="string">
            <text:p>Star Wars: From a Certain Point of View</text:p>
          </table:table-cell>
          <table:table-cell table:number-columns-repeated="5"/>
        </table:table-row>
        <table:table-row table:style-name="ro6">
          <table:table-cell office:value-type="string">
            <text:p>The Steadfast Tin Soldier</text:p>
          </table:table-cell>
          <table:table-cell office:value-type="string">
            <text:p>Hans Christian Anderson</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Murder in the Muse</text:p>
          </table:table-cell>
          <table:table-cell office:value-type="string">
            <text:p>Agatha Christie</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Verge of Greatness</text:p>
          </table:table-cell>
          <table:table-cell office:value-type="string">
            <text:p>Star Wars: From a Certain Point of View</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Yellow Iris</text:p>
          </table:table-cell>
          <table:table-cell office:value-type="string">
            <text:p>Agatha Christie</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Far Too Remote</text:p>
          </table:table-cell>
          <table:table-cell office:value-type="string">
            <text:p>Star Wars: From a Certain Point of View</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Dream</text:p>
          </table:table-cell>
          <table:table-cell office:value-type="string">
            <text:p>Agatha Christie</text:p>
          </table:table-cell>
          <table:table-cell table:number-columns-repeated="5"/>
        </table:table-row>
        <table:table-row table:style-name="ro6">
          <table:table-cell office:value-type="string">
            <text:p>The Labors of Hercules</text:p>
          </table:table-cell>
          <table:table-cell office:value-type="string">
            <text:p>Agatha Christie</text:p>
          </table:table-cell>
          <table:table-cell table:number-columns-repeated="5"/>
        </table:table-row>
        <table:table-row table:style-name="ro6">
          <table:table-cell office:value-type="string">
            <text:p>The Trigger</text:p>
          </table:table-cell>
          <table:table-cell office:value-type="string">
            <text:p>Star Wars: From a Certain Point of View</text:p>
          </table:table-cell>
          <table:table-cell table:number-columns-repeated="5"/>
        </table:table-row>
        <table:table-row table:style-name="ro6">
          <table:table-cell office:value-type="string">
            <text:p>Of MSE-6 and Men</text:p>
          </table:table-cell>
          <table:table-cell office:value-type="string">
            <text:p>Star Wars: From a Certain Point of View</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The Nemean Lion</text:p>
          </table:table-cell>
          <table:table-cell office:value-type="string">
            <text:p>Agatha Christie</text:p>
          </table:table-cell>
          <table:table-cell table:number-columns-repeated="5"/>
        </table:table-row>
        <table:table-row table:style-name="ro6">
          <table:table-cell office:value-type="string">
            <text:p>Bump</text:p>
          </table:table-cell>
          <table:table-cell office:value-type="string">
            <text:p>Star Wars: From a Certain Point of View</text:p>
          </table:table-cell>
          <table:table-cell table:number-columns-repeated="5"/>
        </table:table-row>
        <table:table-row table:style-name="ro6">
          <table:table-cell office:value-type="string">
            <text:p>The Lernean Hydra</text:p>
          </table:table-cell>
          <table:table-cell office:value-type="string">
            <text:p>Agatha Christie</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Arcadian Deer</text:p>
          </table:table-cell>
          <table:table-cell office:value-type="string">
            <text:p>Agatha Christie</text:p>
          </table:table-cell>
          <table:table-cell table:number-columns-repeated="5"/>
        </table:table-row>
        <table:table-row table:style-name="ro6">
          <table:table-cell office:value-type="string">
            <text:p>End of Watch</text:p>
          </table:table-cell>
          <table:table-cell office:value-type="string">
            <text:p>Star Wars: From a Certain Point of View</text:p>
          </table:table-cell>
          <table:table-cell table:number-columns-repeated="5"/>
        </table:table-row>
        <table:table-row table:style-name="ro6">
          <table:table-cell office:value-type="string">
            <text:p>The Erymanthian Boar</text:p>
          </table:table-cell>
          <table:table-cell office:value-type="string">
            <text:p>Agatha Christie</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The Augean Stables</text:p>
          </table:table-cell>
          <table:table-cell office:value-type="string">
            <text:p>Agatha Christie</text:p>
          </table:table-cell>
          <table:table-cell table:number-columns-repeated="5"/>
        </table:table-row>
        <table:table-row table:style-name="ro6">
          <table:table-cell office:value-type="string">
            <text:p>The Baptist</text:p>
          </table:table-cell>
          <table:table-cell office:value-type="string">
            <text:p>Star Wars: From a Certain Point of View</text:p>
          </table:table-cell>
          <table:table-cell table:number-columns-repeated="5"/>
        </table:table-row>
        <table:table-row table:style-name="ro6">
          <table:table-cell office:value-type="string">
            <text:p>The Stymphalean Birds</text:p>
          </table:table-cell>
          <table:table-cell office:value-type="string">
            <text:p>Agatha Christie</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he Cretan Bull</text:p>
          </table:table-cell>
          <table:table-cell office:value-type="string">
            <text:p>Agatha Christie</text:p>
          </table:table-cell>
          <table:table-cell table:number-columns-repeated="5"/>
        </table:table-row>
        <table:table-row table:style-name="ro6">
          <table:table-cell office:value-type="string">
            <text:p>Time of Death</text:p>
          </table:table-cell>
          <table:table-cell office:value-type="string">
            <text:p>Star Wars: From a Certain Point of View</text:p>
          </table:table-cell>
          <table:table-cell table:number-columns-repeated="5"/>
        </table:table-row>
        <table:table-row table:style-name="ro6">
          <table:table-cell office:value-type="string">
            <text:p>The Horses of Diomedes</text:p>
          </table:table-cell>
          <table:table-cell office:value-type="string">
            <text:p>Agatha Christie</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 Girdle of Hyppolita</text:p>
          </table:table-cell>
          <table:table-cell office:value-type="string">
            <text:p>Agatha Christie</text:p>
          </table:table-cell>
          <table:table-cell table:number-columns-repeated="5"/>
        </table:table-row>
        <table:table-row table:style-name="ro6">
          <table:table-cell office:value-type="string">
            <text:p>There is Another</text:p>
          </table:table-cell>
          <table:table-cell office:value-type="string">
            <text:p>Star Wars: From a Certain Point of View</text:p>
          </table:table-cell>
          <table:table-cell table:number-columns-repeated="5"/>
        </table:table-row>
        <table:table-row table:style-name="ro6">
          <table:table-cell office:value-type="string">
            <text:p>The Flock of Geryon</text:p>
          </table:table-cell>
          <table:table-cell office:value-type="string">
            <text:p>Agatha Christie</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6">
          <table:table-cell office:value-type="string">
            <text:p>The Apples of the Hesperides</text:p>
          </table:table-cell>
          <table:table-cell office:value-type="string">
            <text:p>Agatha Christie</text:p>
          </table:table-cell>
          <table:table-cell table:number-columns-repeated="5"/>
        </table:table-row>
        <table:table-row table:style-name="ro6">
          <table:table-cell office:value-type="string">
            <text:p>Palpatine</text:p>
          </table:table-cell>
          <table:table-cell office:value-type="string">
            <text:p>Star Wars: From a Certain Point of View</text:p>
          </table:table-cell>
          <table:table-cell table:number-columns-repeated="5"/>
        </table:table-row>
        <table:table-row table:style-name="ro6">
          <table:table-cell office:value-type="string">
            <text:p>The Tinerdbox</text:p>
          </table:table-cell>
          <table:table-cell office:value-type="string">
            <text:p>Hans Christian Anderson</text:p>
          </table:table-cell>
          <table:table-cell table:number-columns-repeated="5"/>
        </table:table-row>
        <table:table-row table:style-name="ro6">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The Capture of Cerberus</text:p>
          </table:table-cell>
          <table:table-cell office:value-type="string">
            <text:p>Agatha Christie</text:p>
          </table:table-cell>
          <table:table-cell table:number-columns-repeated="5"/>
        </table:table-row>
        <table:table-row table:style-name="ro6">
          <table:table-cell office:value-type="string">
            <text:p>Sparks</text:p>
          </table:table-cell>
          <table:table-cell office:value-type="string">
            <text:p>Star Wars: From a Certain Point of View</text:p>
          </table:table-cell>
          <table:table-cell table:number-columns-repeated="5"/>
        </table:table-row>
        <table:table-row table:style-name="ro6">
          <table:table-cell office:value-type="string">
            <text:p>Four and Twenty Blackbirds</text:p>
          </table:table-cell>
          <table:table-cell office:value-type="string">
            <text:p>Agatha Christie</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Curtain</text:p>
          </table:table-cell>
          <table:table-cell office:value-type="string">
            <text:p>Agatha Christie</text:p>
          </table:table-cell>
          <table:table-cell table:number-columns-repeated="5"/>
        </table:table-row>
        <table:table-row table:style-name="ro6">
          <table:table-cell office:value-type="string">
            <text:p>Duty Roster</text:p>
          </table:table-cell>
          <table:table-cell office:value-type="string">
            <text:p>Star Wars: From a Certain Point of View</text:p>
          </table:table-cell>
          <table:table-cell table:number-columns-repeated="5"/>
        </table:table-row>
        <table:table-row table:style-name="ro6">
          <table:table-cell office:value-type="string">
            <text:p>Desert Son</text:p>
          </table:table-cell>
          <table:table-cell office:value-type="string">
            <text:p>Star Wars: From a Certain Point of View</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Grounded</text:p>
          </table:table-cell>
          <table:table-cell office:value-type="string">
            <text:p>Star Wars: From a Certain Point of View</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Contingency Plan</text:p>
          </table:table-cell>
          <table:table-cell office:value-type="string">
            <text:p>Star Wars: From a Certain Point of View</text:p>
          </table:table-cell>
          <table:table-cell table:number-columns-repeated="5"/>
        </table:table-row>
        <table:table-row table:style-name="ro6">
          <table:table-cell office:value-type="string">
            <text:p>The Angle</text:p>
          </table:table-cell>
          <table:table-cell office:value-type="string">
            <text:p>Star Wars: From a Certain Point of View</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By Whatever Sun</text:p>
          </table:table-cell>
          <table:table-cell office:value-type="string">
            <text:p>Star Wars: From a Certain Point of View</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Whills</text:p>
          </table:table-cell>
          <table:table-cell office:value-type="string">
            <text:p>Star Wars: From a Certain Point of View</text:p>
          </table:table-cell>
          <table:table-cell table:number-columns-repeated="5"/>
        </table:table-row>
        <table:table-row table:style-name="ro6">
          <table:table-cell office:value-type="string">
            <text:p>The Adventures of Huckleberry Finn</text:p>
          </table:table-cell>
          <table:table-cell office:value-type="string">
            <text:p>Mark Twain</text:p>
          </table:table-cell>
          <table:table-cell table:number-columns-repeated="5"/>
        </table:table-row>
        <table:table-row table:style-name="ro6">
          <table:table-cell office:value-type="string">
            <text:p>Mere Christianity</text:p>
          </table:table-cell>
          <table:table-cell office:value-type="string">
            <text:p>C.S. Lewis</text:p>
          </table:table-cell>
          <table:table-cell table:number-columns-repeated="5"/>
        </table:table-row>
        <table:table-row table:style-name="ro6" table:number-rows-repeated="1048059">
          <table:table-cell table:number-columns-repeated="7"/>
        </table:table-row>
        <table:table-row table:style-name="ro6">
          <table:table-cell table:number-columns-repeated="7"/>
        </table:table-row>
      </table:table>
      <table:table table:name="Educational" table:style-name="ta1" table:print="false">
        <table:table-column table:style-name="co1" table:default-cell-style-name="Default"/>
        <table:table-column table:style-name="co9" table:default-cell-style-name="Default"/>
        <table:table-column table:style-name="co3" table:default-cell-style-name="Default"/>
        <table:table-column table:style-name="co10"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6">
          <table:table-cell office:value-type="string">
            <text:p>Motors for Makers</text:p>
          </table:table-cell>
          <table:table-cell office:value-type="string">
            <text:p>Matthew Scarpino</text:p>
          </table:table-cell>
          <table:table-cell table:number-columns-repeated="4"/>
        </table:table-row>
        <table:table-row table:style-name="ro6">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6" table:number-rows-repeated="1048567">
          <table:table-cell table:number-columns-repeated="6"/>
        </table:table-row>
        <table:table-row table:style-name="ro6">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table:database-ranges>
        <table:database-range table:target-range-address="Digital.A40:Digital.AMJ396" table:contains-header="fals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2">01/22/2018</text:date>, <text:time>21:34: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8-01-22T21:34:37.50</dc:date>
    <dc:creator>Jeremy Castillo</dc:creator>
    <meta:editing-duration>P1DT13H5M56S</meta:editing-duration>
    <meta:editing-cycles>264</meta:editing-cycles>
    <meta:generator>OpenOffice/4.1.3$Win32 OpenOffice.org_project/413m1$Build-9783</meta:generator>
    <meta:document-statistic meta:table-count="4" meta:cell-count="2310" meta:object-count="0"/>
  </office:meta>
</office:document-meta>
</file>